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5cm"/>
    </style:style>
    <style:style style:name="co2" style:family="table-column">
      <style:table-column-properties fo:break-before="auto" style:column-width="0.584cm"/>
    </style:style>
    <style:style style:name="co3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1.686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1.993cm"/>
    </style:style>
    <style:style style:name="ro1" style:family="table-row">
      <style:table-row-properties style:row-height="2.20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8e86ae"/>
    </style:style>
    <style:style style:name="ce6" style:family="table-cell" style:parent-style-name="Default" style:data-style-name="N0">
      <style:table-cell-properties fo:background-color="#ffff38"/>
    </style:style>
    <style:style style:name="ce7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ackground-color="#dedce6"/>
    </style:style>
    <style:style style:name="ce9" style:family="table-cell" style:parent-style-name="Default">
      <style:map style:condition="cell-content()!=&quot;&quot;" style:apply-style-name="Good" style:base-cell-address="Лист1.J2"/>
    </style:style>
    <style:style style:name="ce10" style:family="table-cell" style:parent-style-name="Default" style:data-style-name="N0">
      <style:map style:condition="cell-content()!=&quot;&quot;" style:apply-style-name="Good" style:base-cell-address="Лист1.J2"/>
    </style:style>
    <style:style style:name="ce11" style:family="table-cell" style:parent-style-name="Default">
      <style:map style:condition="cell-content()!=&quot;&quot;" style:apply-style-name="Good" style:base-cell-address="Лист1.J2"/>
    </style:style>
    <style:style style:name="ce12" style:family="table-cell" style:parent-style-name="Default" style:data-style-name="N0">
      <style:table-cell-properties fo:background-color="#ffffff"/>
      <style:map style:condition="cell-content()!=&quot;&quot;" style:apply-style-name="Good" style:base-cell-address="Лист1.J2"/>
    </style:style>
    <style:style style:name="ce13" style:family="table-cell" style:parent-style-name="Default">
      <style:table-cell-properties fo:background-color="#ffffff"/>
      <style:map style:condition="cell-content()!=&quot;&quot;" style:apply-style-name="Good" style:base-cell-address="Лист1.J2"/>
    </style:style>
    <style:style style:name="ce14" style:family="table-cell" style:parent-style-name="Default">
      <style:table-cell-properties fo:background-color="#00a933"/>
      <style:map style:condition="cell-content()!=&quot;&quot;" style:apply-style-name="Good" style:base-cell-address="Лист1.J2"/>
    </style:style>
    <style:style style:name="ce15" style:family="table-cell" style:parent-style-name="Default" style:data-style-name="N0">
      <style:map style:condition="cell-content()!=&quot;&quot;" style:apply-style-name="Good" style:base-cell-address="Лист1.J2"/>
    </style:style>
    <style:style style:name="ce16" style:family="table-cell" style:parent-style-name="Default">
      <style:map style:condition="cell-content()!=&quot;&quot;" style:apply-style-name="Good" style:base-cell-address="Лист1.J2"/>
    </style:style>
    <style:style style:name="ce17" style:family="table-cell" style:parent-style-name="Default">
      <style:table-cell-properties fo:background-color="#158466"/>
    </style:style>
    <style:style style:name="ce18" style:family="table-cell" style:parent-style-name="Default" style:data-style-name="N0">
      <style:map style:condition="cell-content()!=&quot;&quot;" style:apply-style-name="Good" style:base-cell-address="Лист1.J2"/>
    </style:style>
    <style:style style:name="ce19" style:family="table-cell" style:parent-style-name="Default">
      <style:map style:condition="cell-content()!=&quot;&quot;" style:apply-style-name="Good" style:base-cell-address="Лист1.J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1" table:number-columns-repeated="21" table:default-cell-style-name="Default"/>
        <table:table-column table:style-name="co6" table:number-columns-repeated="1634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а (ов) A</text:p>
          </table:table-cell>
          <table:covered-table-cell table:style-name="ce3"/>
          <table:table-cell office:value-type="string" calcext:value-type="string" table:number-columns-spanned="2" table:number-rows-spanned="1">
            <text:p>Временя зависимыхя </text:p>
          </table:table-cell>
          <table:covered-table-cell/>
          <table:table-cell office:value-type="string" calcext:value-type="string">
            <text:p>конец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сдвинга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Default" table:number-columns-repeated="163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VLOOKUP([.C2];[.$A:.$G];7;0)" office:value-type="float" office:value="0" calcext:value-type="float">
            <text:p>0</text:p>
          </table:table-cell>
          <table:table-cell table:style-name="ce4" table:formula="of:=VLOOKUP([.D2];[.$A:.$G];7;0)" office:value-type="float" office:value="0" calcext:value-type="float">
            <text:p>0</text:p>
          </table:table-cell>
          <table:table-cell table:style-name="ce5" table:formula="of:=MAX([.E2:.F2])+[.B2]+[.I2]" office:value-type="float" office:value="3" calcext:value-type="float">
            <text:p>3</text:p>
          </table:table-cell>
          <table:table-cell table:style-name="ce6" table:formula="of:=[.G2]-[.B2]+1" office:value-type="float" office:value="1" calcext:value-type="float">
            <text:p>1</text:p>
          </table:table-cell>
          <table:table-cell table:style-name="ce7"/>
          <table:table-cell table:style-name="ce9" table:formula="of:=IF(AND([.J$1]&gt;=[.$H2];[.J$1]&lt;=[.$G2]);[.J$1];&quot;&quot;)" office:value-type="float" office:value="1" calcext:value-type="float">
            <text:p>1</text:p>
          </table:table-cell>
          <table:table-cell table:style-name="ce9" table:formula="of:=IF(AND([.K$1]&gt;=[.$H2];[.K$1]&lt;=[.$G2]);[.K$1];&quot;&quot;)" office:value-type="float" office:value="2" calcext:value-type="float">
            <text:p>2</text:p>
          </table:table-cell>
          <table:table-cell table:style-name="ce9" table:formula="of:=IF(AND([.L$1]&gt;=[.$H2];[.L$1]&lt;=[.$G2]);[.L$1];&quot;&quot;)" office:value-type="float" office:value="3" calcext:value-type="float">
            <text:p>3</text:p>
          </table:table-cell>
          <table:table-cell table:style-name="ce9" table:formula="of:=IF(AND([.M$1]&gt;=[.$H2];[.M$1]&lt;=[.$G2]);[.M$1];&quot;&quot;)">
            <text:p/>
          </table:table-cell>
          <table:table-cell table:style-name="ce10" table:formula="of:=IF(AND([.N$1]&gt;=[.$H2];[.N$1]&lt;=[.$G2]);[.N$1];&quot;&quot;)">
            <text:p/>
          </table:table-cell>
          <table:table-cell table:style-name="ce10" table:formula="of:=IF(AND([.O$1]&gt;=[.$H2];[.O$1]&lt;=[.$G2]);[.O$1];&quot;&quot;)">
            <text:p/>
          </table:table-cell>
          <table:table-cell table:style-name="ce10" table:formula="of:=IF(AND([.P$1]&gt;=[.$H2];[.P$1]&lt;=[.$G2]);[.P$1];&quot;&quot;)">
            <text:p/>
          </table:table-cell>
          <table:table-cell table:style-name="ce10" table:formula="of:=IF(AND([.Q$1]&gt;=[.$H2];[.Q$1]&lt;=[.$G2]);[.Q$1];&quot;&quot;)">
            <text:p/>
          </table:table-cell>
          <table:table-cell table:style-name="ce10" table:formula="of:=IF(AND([.R$1]&gt;=[.$H2];[.R$1]&lt;=[.$G2]);[.R$1];&quot;&quot;)">
            <text:p/>
          </table:table-cell>
          <table:table-cell table:style-name="ce10" table:formula="of:=IF(AND([.S$1]&gt;=[.$H2];[.S$1]&lt;=[.$G2]);[.S$1];&quot;&quot;)">
            <text:p/>
          </table:table-cell>
          <table:table-cell table:style-name="ce10" table:formula="of:=IF(AND([.T$1]&gt;=[.$H2];[.T$1]&lt;=[.$G2]);[.T$1];&quot;&quot;)">
            <text:p/>
          </table:table-cell>
          <table:table-cell table:style-name="ce10" table:formula="of:=IF(AND([.U$1]&gt;=[.$H2];[.U$1]&lt;=[.$G2]);[.U$1];&quot;&quot;)">
            <text:p/>
          </table:table-cell>
          <table:table-cell table:style-name="ce10" table:formula="of:=IF(AND([.V$1]&gt;=[.$H2];[.V$1]&lt;=[.$G2]);[.V$1];&quot;&quot;)">
            <text:p/>
          </table:table-cell>
          <table:table-cell table:style-name="ce10" table:formula="of:=IF(AND([.W$1]&gt;=[.$H2];[.W$1]&lt;=[.$G2]);[.W$1];&quot;&quot;)">
            <text:p/>
          </table:table-cell>
          <table:table-cell table:style-name="ce10" table:formula="of:=IF(AND([.X$1]&gt;=[.$H2];[.X$1]&lt;=[.$G2]);[.X$1];&quot;&quot;)">
            <text:p/>
          </table:table-cell>
          <table:table-cell table:style-name="ce10" table:formula="of:=IF(AND([.Y$1]&gt;=[.$H2];[.Y$1]&lt;=[.$G2]);[.Y$1];&quot;&quot;)">
            <text:p/>
          </table:table-cell>
          <table:table-cell table:style-name="ce12" table:formula="of:=IF(AND([.Z$1]&gt;=[.$H2];[.Z$1]&lt;=[.$G2]);[.Z$1];&quot;&quot;)">
            <text:p/>
          </table:table-cell>
          <table:table-cell table:style-name="ce15" table:formula="of:=IF(AND([.AA$1]&gt;=[.$H2];[.AA$1]&lt;=[.$G2]);[.AA$1];&quot;&quot;)">
            <text:p/>
          </table:table-cell>
          <table:table-cell table:style-name="ce18" table:formula="of:=IF(AND([.AB$1]&gt;=[.$H2];[.AB$1]&lt;=[.$G2]);[.AB$1];&quot;&quot;)">
            <text:p/>
          </table:table-cell>
          <table:table-cell table:style-name="ce18" table:formula="of:=IF(AND([.AC$1]&gt;=[.$H2];[.AC$1]&lt;=[.$G2]);[.AC$1];&quot;&quot;)">
            <text:p/>
          </table:table-cell>
          <table:table-cell table:style-name="ce18" table:formula="of:=IF(AND([.AD$1]&gt;=[.$H2];[.AD$1]&lt;=[.$G2]);[.AD$1];&quot;&quot;)">
            <text:p/>
          </table:table-cell>
          <table:table-cell table:style-name="ce18" table:formula="of:=IF(AND([.AE$1]&gt;=[.$H2];[.AE$1]&lt;=[.$G2]);[.AE$1];&quot;&quot;)">
            <text:p/>
          </table:table-cell>
          <table:table-cell table:style-name="ce18" table:formula="of:=IF(AND([.AF$1]&gt;=[.$H2];[.AF$1]&lt;=[.$G2]);[.AF$1];&quot;&quot;)">
            <text:p/>
          </table:table-cell>
          <table:table-cell table:style-name="ce18" table:formula="of:=IF(AND([.AG$1]&gt;=[.$H2];[.AG$1]&lt;=[.$G2]);[.AG$1];&quot;&quot;)">
            <text:p/>
          </table:table-cell>
          <table:table-cell table:style-name="ce18" table:formula="of:=IF(AND([.AH$1]&gt;=[.$H2];[.AH$1]&lt;=[.$G2]);[.AH$1];&quot;&quot;)">
            <text:p/>
          </table:table-cell>
          <table:table-cell table:style-name="ce18" table:formula="of:=IF(AND([.AI$1]&gt;=[.$H2];[.AI$1]&lt;=[.$G2]);[.AI$1];&quot;&quot;)">
            <text:p/>
          </table:table-cell>
          <table:table-cell table:style-name="ce18" table:formula="of:=IF(AND([.AJ$1]&gt;=[.$H2];[.AJ$1]&lt;=[.$G2]);[.AJ$1];&quot;&quot;)">
            <text:p/>
          </table:table-cell>
          <table:table-cell table:style-name="ce18" table:formula="of:=IF(AND([.AK$1]&gt;=[.$H2];[.AK$1]&lt;=[.$G2]);[.AK$1];&quot;&quot;)">
            <text:p/>
          </table:table-cell>
          <table:table-cell table:style-name="ce18" table:formula="of:=IF(AND([.AL$1]&gt;=[.$H2];[.AL$1]&lt;=[.$G2]);[.AL$1];&quot;&quot;)">
            <text:p/>
          </table:table-cell>
          <table:table-cell table:style-name="ce18" table:formula="of:=IF(AND([.AM$1]&gt;=[.$H2];[.AM$1]&lt;=[.$G2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VLOOKUP([.C3];[.$A:.$G];7;0)" office:value-type="float" office:value="0" calcext:value-type="float">
            <text:p>0</text:p>
          </table:table-cell>
          <table:table-cell table:style-name="ce4" table:formula="of:=VLOOKUP([.D3];[.$A:.$G];7;0)" office:value-type="float" office:value="0" calcext:value-type="float">
            <text:p>0</text:p>
          </table:table-cell>
          <table:table-cell table:style-name="ce5" table:formula="of:=MAX([.E3:.F3])+[.B3]+[.I3]" office:value-type="float" office:value="5" calcext:value-type="float">
            <text:p>5</text:p>
          </table:table-cell>
          <table:table-cell table:style-name="ce6" table:formula="of:=[.G3]-[.B3]+1" office:value-type="float" office:value="1" calcext:value-type="float">
            <text:p>1</text:p>
          </table:table-cell>
          <table:table-cell table:style-name="ce7"/>
          <table:table-cell table:style-name="ce9" table:formula="of:=IF(AND([.J$1]&gt;=[.$H3];[.J$1]&lt;=[.$G3]);[.J$1];&quot;&quot;)" office:value-type="float" office:value="1" calcext:value-type="float">
            <text:p>1</text:p>
          </table:table-cell>
          <table:table-cell table:style-name="ce9" table:formula="of:=IF(AND([.K$1]&gt;=[.$H3];[.K$1]&lt;=[.$G3]);[.K$1];&quot;&quot;)" office:value-type="float" office:value="2" calcext:value-type="float">
            <text:p>2</text:p>
          </table:table-cell>
          <table:table-cell table:style-name="ce9" table:formula="of:=IF(AND([.L$1]&gt;=[.$H3];[.L$1]&lt;=[.$G3]);[.L$1];&quot;&quot;)" office:value-type="float" office:value="3" calcext:value-type="float">
            <text:p>3</text:p>
          </table:table-cell>
          <table:table-cell table:style-name="ce9" table:formula="of:=IF(AND([.M$1]&gt;=[.$H3];[.M$1]&lt;=[.$G3]);[.M$1];&quot;&quot;)" office:value-type="float" office:value="4" calcext:value-type="float">
            <text:p>4</text:p>
          </table:table-cell>
          <table:table-cell table:style-name="ce11" table:formula="of:=IF(AND([.N$1]&gt;=[.$H3];[.N$1]&lt;=[.$G3]);[.N$1];&quot;&quot;)" office:value-type="float" office:value="5" calcext:value-type="float">
            <text:p>5</text:p>
          </table:table-cell>
          <table:table-cell table:style-name="ce11" table:formula="of:=IF(AND([.O$1]&gt;=[.$H3];[.O$1]&lt;=[.$G3]);[.O$1];&quot;&quot;)">
            <text:p/>
          </table:table-cell>
          <table:table-cell table:style-name="ce11" table:formula="of:=IF(AND([.P$1]&gt;=[.$H3];[.P$1]&lt;=[.$G3]);[.P$1];&quot;&quot;)">
            <text:p/>
          </table:table-cell>
          <table:table-cell table:style-name="ce11" table:formula="of:=IF(AND([.Q$1]&gt;=[.$H3];[.Q$1]&lt;=[.$G3]);[.Q$1];&quot;&quot;)">
            <text:p/>
          </table:table-cell>
          <table:table-cell table:style-name="ce11" table:formula="of:=IF(AND([.R$1]&gt;=[.$H3];[.R$1]&lt;=[.$G3]);[.R$1];&quot;&quot;)">
            <text:p/>
          </table:table-cell>
          <table:table-cell table:style-name="ce11" table:formula="of:=IF(AND([.S$1]&gt;=[.$H3];[.S$1]&lt;=[.$G3]);[.S$1];&quot;&quot;)">
            <text:p/>
          </table:table-cell>
          <table:table-cell table:style-name="ce11" table:formula="of:=IF(AND([.T$1]&gt;=[.$H3];[.T$1]&lt;=[.$G3]);[.T$1];&quot;&quot;)">
            <text:p/>
          </table:table-cell>
          <table:table-cell table:style-name="ce11" table:formula="of:=IF(AND([.U$1]&gt;=[.$H3];[.U$1]&lt;=[.$G3]);[.U$1];&quot;&quot;)">
            <text:p/>
          </table:table-cell>
          <table:table-cell table:style-name="ce11" table:formula="of:=IF(AND([.V$1]&gt;=[.$H3];[.V$1]&lt;=[.$G3]);[.V$1];&quot;&quot;)">
            <text:p/>
          </table:table-cell>
          <table:table-cell table:style-name="ce11" table:formula="of:=IF(AND([.W$1]&gt;=[.$H3];[.W$1]&lt;=[.$G3]);[.W$1];&quot;&quot;)">
            <text:p/>
          </table:table-cell>
          <table:table-cell table:style-name="ce11" table:formula="of:=IF(AND([.X$1]&gt;=[.$H3];[.X$1]&lt;=[.$G3]);[.X$1];&quot;&quot;)">
            <text:p/>
          </table:table-cell>
          <table:table-cell table:style-name="ce11" table:formula="of:=IF(AND([.Y$1]&gt;=[.$H3];[.Y$1]&lt;=[.$G3]);[.Y$1];&quot;&quot;)">
            <text:p/>
          </table:table-cell>
          <table:table-cell table:style-name="ce13" table:formula="of:=IF(AND([.Z$1]&gt;=[.$H3];[.Z$1]&lt;=[.$G3]);[.Z$1];&quot;&quot;)">
            <text:p/>
          </table:table-cell>
          <table:table-cell table:style-name="ce16" table:formula="of:=IF(AND([.AA$1]&gt;=[.$H3];[.AA$1]&lt;=[.$G3]);[.AA$1];&quot;&quot;)">
            <text:p/>
          </table:table-cell>
          <table:table-cell table:style-name="ce19" table:formula="of:=IF(AND([.AB$1]&gt;=[.$H3];[.AB$1]&lt;=[.$G3]);[.AB$1];&quot;&quot;)">
            <text:p/>
          </table:table-cell>
          <table:table-cell table:style-name="ce19" table:formula="of:=IF(AND([.AC$1]&gt;=[.$H3];[.AC$1]&lt;=[.$G3]);[.AC$1];&quot;&quot;)">
            <text:p/>
          </table:table-cell>
          <table:table-cell table:style-name="ce19" table:formula="of:=IF(AND([.AD$1]&gt;=[.$H3];[.AD$1]&lt;=[.$G3]);[.AD$1];&quot;&quot;)">
            <text:p/>
          </table:table-cell>
          <table:table-cell table:style-name="ce19" table:formula="of:=IF(AND([.AE$1]&gt;=[.$H3];[.AE$1]&lt;=[.$G3]);[.AE$1];&quot;&quot;)">
            <text:p/>
          </table:table-cell>
          <table:table-cell table:style-name="ce19" table:formula="of:=IF(AND([.AF$1]&gt;=[.$H3];[.AF$1]&lt;=[.$G3]);[.AF$1];&quot;&quot;)">
            <text:p/>
          </table:table-cell>
          <table:table-cell table:style-name="ce19" table:formula="of:=IF(AND([.AG$1]&gt;=[.$H3];[.AG$1]&lt;=[.$G3]);[.AG$1];&quot;&quot;)">
            <text:p/>
          </table:table-cell>
          <table:table-cell table:style-name="ce19" table:formula="of:=IF(AND([.AH$1]&gt;=[.$H3];[.AH$1]&lt;=[.$G3]);[.AH$1];&quot;&quot;)">
            <text:p/>
          </table:table-cell>
          <table:table-cell table:style-name="ce19" table:formula="of:=IF(AND([.AI$1]&gt;=[.$H3];[.AI$1]&lt;=[.$G3]);[.AI$1];&quot;&quot;)">
            <text:p/>
          </table:table-cell>
          <table:table-cell table:style-name="ce19" table:formula="of:=IF(AND([.AJ$1]&gt;=[.$H3];[.AJ$1]&lt;=[.$G3]);[.AJ$1];&quot;&quot;)">
            <text:p/>
          </table:table-cell>
          <table:table-cell table:style-name="ce19" table:formula="of:=IF(AND([.AK$1]&gt;=[.$H3];[.AK$1]&lt;=[.$G3]);[.AK$1];&quot;&quot;)">
            <text:p/>
          </table:table-cell>
          <table:table-cell table:style-name="ce19" table:formula="of:=IF(AND([.AL$1]&gt;=[.$H3];[.AL$1]&lt;=[.$G3]);[.AL$1];&quot;&quot;)">
            <text:p/>
          </table:table-cell>
          <table:table-cell table:style-name="ce19" table:formula="of:=IF(AND([.AM$1]&gt;=[.$H3];[.AM$1]&lt;=[.$G3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VLOOKUP([.C4];[.$A:.$G];7;0)" office:value-type="float" office:value="0" calcext:value-type="float">
            <text:p>0</text:p>
          </table:table-cell>
          <table:table-cell table:style-name="ce4" table:formula="of:=VLOOKUP([.D4];[.$A:.$G];7;0)" office:value-type="float" office:value="0" calcext:value-type="float">
            <text:p>0</text:p>
          </table:table-cell>
          <table:table-cell table:style-name="ce5" table:formula="of:=MAX([.E4:.F4])+[.B4]+[.I4]" office:value-type="float" office:value="10" calcext:value-type="float">
            <text:p>10</text:p>
          </table:table-cell>
          <table:table-cell table:style-name="ce6" table:formula="of:=[.G4]-[.B4]+1" office:value-type="float" office:value="1" calcext:value-type="float">
            <text:p>1</text:p>
          </table:table-cell>
          <table:table-cell table:style-name="ce7"/>
          <table:table-cell table:style-name="ce9" table:formula="of:=IF(AND([.J$1]&gt;=[.$H4];[.J$1]&lt;=[.$G4]);[.J$1];&quot;&quot;)" office:value-type="float" office:value="1" calcext:value-type="float">
            <text:p>1</text:p>
          </table:table-cell>
          <table:table-cell table:style-name="ce9" table:formula="of:=IF(AND([.K$1]&gt;=[.$H4];[.K$1]&lt;=[.$G4]);[.K$1];&quot;&quot;)" office:value-type="float" office:value="2" calcext:value-type="float">
            <text:p>2</text:p>
          </table:table-cell>
          <table:table-cell table:style-name="ce9" table:formula="of:=IF(AND([.L$1]&gt;=[.$H4];[.L$1]&lt;=[.$G4]);[.L$1];&quot;&quot;)" office:value-type="float" office:value="3" calcext:value-type="float">
            <text:p>3</text:p>
          </table:table-cell>
          <table:table-cell table:style-name="ce9" table:formula="of:=IF(AND([.M$1]&gt;=[.$H4];[.M$1]&lt;=[.$G4]);[.M$1];&quot;&quot;)" office:value-type="float" office:value="4" calcext:value-type="float">
            <text:p>4</text:p>
          </table:table-cell>
          <table:table-cell table:style-name="ce11" table:formula="of:=IF(AND([.N$1]&gt;=[.$H4];[.N$1]&lt;=[.$G4]);[.N$1];&quot;&quot;)" office:value-type="float" office:value="5" calcext:value-type="float">
            <text:p>5</text:p>
          </table:table-cell>
          <table:table-cell table:style-name="ce11" table:formula="of:=IF(AND([.O$1]&gt;=[.$H4];[.O$1]&lt;=[.$G4]);[.O$1];&quot;&quot;)" office:value-type="float" office:value="6" calcext:value-type="float">
            <text:p>6</text:p>
          </table:table-cell>
          <table:table-cell table:style-name="ce11" table:formula="of:=IF(AND([.P$1]&gt;=[.$H4];[.P$1]&lt;=[.$G4]);[.P$1];&quot;&quot;)" office:value-type="float" office:value="7" calcext:value-type="float">
            <text:p>7</text:p>
          </table:table-cell>
          <table:table-cell table:style-name="ce11" table:formula="of:=IF(AND([.Q$1]&gt;=[.$H4];[.Q$1]&lt;=[.$G4]);[.Q$1];&quot;&quot;)" office:value-type="float" office:value="8" calcext:value-type="float">
            <text:p>8</text:p>
          </table:table-cell>
          <table:table-cell table:style-name="ce11" table:formula="of:=IF(AND([.R$1]&gt;=[.$H4];[.R$1]&lt;=[.$G4]);[.R$1];&quot;&quot;)" office:value-type="float" office:value="9" calcext:value-type="float">
            <text:p>9</text:p>
          </table:table-cell>
          <table:table-cell table:style-name="ce11" table:formula="of:=IF(AND([.S$1]&gt;=[.$H4];[.S$1]&lt;=[.$G4]);[.S$1];&quot;&quot;)" office:value-type="float" office:value="10" calcext:value-type="float">
            <text:p>10</text:p>
          </table:table-cell>
          <table:table-cell table:style-name="ce11" table:formula="of:=IF(AND([.T$1]&gt;=[.$H4];[.T$1]&lt;=[.$G4]);[.T$1];&quot;&quot;)">
            <text:p/>
          </table:table-cell>
          <table:table-cell table:style-name="ce11" table:formula="of:=IF(AND([.U$1]&gt;=[.$H4];[.U$1]&lt;=[.$G4]);[.U$1];&quot;&quot;)">
            <text:p/>
          </table:table-cell>
          <table:table-cell table:style-name="ce11" table:formula="of:=IF(AND([.V$1]&gt;=[.$H4];[.V$1]&lt;=[.$G4]);[.V$1];&quot;&quot;)">
            <text:p/>
          </table:table-cell>
          <table:table-cell table:style-name="ce11" table:formula="of:=IF(AND([.W$1]&gt;=[.$H4];[.W$1]&lt;=[.$G4]);[.W$1];&quot;&quot;)">
            <text:p/>
          </table:table-cell>
          <table:table-cell table:style-name="ce11" table:formula="of:=IF(AND([.X$1]&gt;=[.$H4];[.X$1]&lt;=[.$G4]);[.X$1];&quot;&quot;)">
            <text:p/>
          </table:table-cell>
          <table:table-cell table:style-name="ce11" table:formula="of:=IF(AND([.Y$1]&gt;=[.$H4];[.Y$1]&lt;=[.$G4]);[.Y$1];&quot;&quot;)">
            <text:p/>
          </table:table-cell>
          <table:table-cell table:style-name="ce13" table:formula="of:=IF(AND([.Z$1]&gt;=[.$H4];[.Z$1]&lt;=[.$G4]);[.Z$1];&quot;&quot;)">
            <text:p/>
          </table:table-cell>
          <table:table-cell table:style-name="ce16" table:formula="of:=IF(AND([.AA$1]&gt;=[.$H4];[.AA$1]&lt;=[.$G4]);[.AA$1];&quot;&quot;)">
            <text:p/>
          </table:table-cell>
          <table:table-cell table:style-name="ce19" table:formula="of:=IF(AND([.AB$1]&gt;=[.$H4];[.AB$1]&lt;=[.$G4]);[.AB$1];&quot;&quot;)">
            <text:p/>
          </table:table-cell>
          <table:table-cell table:style-name="ce19" table:formula="of:=IF(AND([.AC$1]&gt;=[.$H4];[.AC$1]&lt;=[.$G4]);[.AC$1];&quot;&quot;)">
            <text:p/>
          </table:table-cell>
          <table:table-cell table:style-name="ce19" table:formula="of:=IF(AND([.AD$1]&gt;=[.$H4];[.AD$1]&lt;=[.$G4]);[.AD$1];&quot;&quot;)">
            <text:p/>
          </table:table-cell>
          <table:table-cell table:style-name="ce19" table:formula="of:=IF(AND([.AE$1]&gt;=[.$H4];[.AE$1]&lt;=[.$G4]);[.AE$1];&quot;&quot;)">
            <text:p/>
          </table:table-cell>
          <table:table-cell table:style-name="ce19" table:formula="of:=IF(AND([.AF$1]&gt;=[.$H4];[.AF$1]&lt;=[.$G4]);[.AF$1];&quot;&quot;)">
            <text:p/>
          </table:table-cell>
          <table:table-cell table:style-name="ce19" table:formula="of:=IF(AND([.AG$1]&gt;=[.$H4];[.AG$1]&lt;=[.$G4]);[.AG$1];&quot;&quot;)">
            <text:p/>
          </table:table-cell>
          <table:table-cell table:style-name="ce19" table:formula="of:=IF(AND([.AH$1]&gt;=[.$H4];[.AH$1]&lt;=[.$G4]);[.AH$1];&quot;&quot;)">
            <text:p/>
          </table:table-cell>
          <table:table-cell table:style-name="ce19" table:formula="of:=IF(AND([.AI$1]&gt;=[.$H4];[.AI$1]&lt;=[.$G4]);[.AI$1];&quot;&quot;)">
            <text:p/>
          </table:table-cell>
          <table:table-cell table:style-name="ce19" table:formula="of:=IF(AND([.AJ$1]&gt;=[.$H4];[.AJ$1]&lt;=[.$G4]);[.AJ$1];&quot;&quot;)">
            <text:p/>
          </table:table-cell>
          <table:table-cell table:style-name="ce19" table:formula="of:=IF(AND([.AK$1]&gt;=[.$H4];[.AK$1]&lt;=[.$G4]);[.AK$1];&quot;&quot;)">
            <text:p/>
          </table:table-cell>
          <table:table-cell table:style-name="ce19" table:formula="of:=IF(AND([.AL$1]&gt;=[.$H4];[.AL$1]&lt;=[.$G4]);[.AL$1];&quot;&quot;)">
            <text:p/>
          </table:table-cell>
          <table:table-cell table:style-name="ce19" table:formula="of:=IF(AND([.AM$1]&gt;=[.$H4];[.AM$1]&lt;=[.$G4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5];[.$A:.$G];7;0)" office:value-type="float" office:value="3" calcext:value-type="float">
            <text:p>3</text:p>
          </table:table-cell>
          <table:table-cell table:style-name="ce4" table:formula="of:=VLOOKUP([.D5];[.$A:.$G];7;0)" office:value-type="float" office:value="5" calcext:value-type="float">
            <text:p>5</text:p>
          </table:table-cell>
          <table:table-cell table:style-name="ce5" table:formula="of:=MAX([.E5:.F5])+[.B5]+[.I5]" office:value-type="float" office:value="11" calcext:value-type="float">
            <text:p>11</text:p>
          </table:table-cell>
          <table:table-cell table:style-name="ce6" table:formula="of:=[.G5]-[.B5]+1" office:value-type="float" office:value="6" calcext:value-type="float">
            <text:p>6</text:p>
          </table:table-cell>
          <table:table-cell table:style-name="ce7"/>
          <table:table-cell table:style-name="ce9" table:formula="of:=IF(AND([.J$1]&gt;=[.$H5];[.J$1]&lt;=[.$G5]);[.J$1];&quot;&quot;)">
            <text:p/>
          </table:table-cell>
          <table:table-cell table:style-name="ce9" table:formula="of:=IF(AND([.K$1]&gt;=[.$H5];[.K$1]&lt;=[.$G5]);[.K$1];&quot;&quot;)">
            <text:p/>
          </table:table-cell>
          <table:table-cell table:style-name="ce9" table:formula="of:=IF(AND([.L$1]&gt;=[.$H5];[.L$1]&lt;=[.$G5]);[.L$1];&quot;&quot;)">
            <text:p/>
          </table:table-cell>
          <table:table-cell table:style-name="ce9" table:formula="of:=IF(AND([.M$1]&gt;=[.$H5];[.M$1]&lt;=[.$G5]);[.M$1];&quot;&quot;)">
            <text:p/>
          </table:table-cell>
          <table:table-cell table:style-name="ce11" table:formula="of:=IF(AND([.N$1]&gt;=[.$H5];[.N$1]&lt;=[.$G5]);[.N$1];&quot;&quot;)">
            <text:p/>
          </table:table-cell>
          <table:table-cell table:style-name="ce11" table:formula="of:=IF(AND([.O$1]&gt;=[.$H5];[.O$1]&lt;=[.$G5]);[.O$1];&quot;&quot;)" office:value-type="float" office:value="6" calcext:value-type="float">
            <text:p>6</text:p>
          </table:table-cell>
          <table:table-cell table:style-name="ce11" table:formula="of:=IF(AND([.P$1]&gt;=[.$H5];[.P$1]&lt;=[.$G5]);[.P$1];&quot;&quot;)" office:value-type="float" office:value="7" calcext:value-type="float">
            <text:p>7</text:p>
          </table:table-cell>
          <table:table-cell table:style-name="ce11" table:formula="of:=IF(AND([.Q$1]&gt;=[.$H5];[.Q$1]&lt;=[.$G5]);[.Q$1];&quot;&quot;)" office:value-type="float" office:value="8" calcext:value-type="float">
            <text:p>8</text:p>
          </table:table-cell>
          <table:table-cell table:style-name="ce11" table:formula="of:=IF(AND([.R$1]&gt;=[.$H5];[.R$1]&lt;=[.$G5]);[.R$1];&quot;&quot;)" office:value-type="float" office:value="9" calcext:value-type="float">
            <text:p>9</text:p>
          </table:table-cell>
          <table:table-cell table:style-name="ce11" table:formula="of:=IF(AND([.S$1]&gt;=[.$H5];[.S$1]&lt;=[.$G5]);[.S$1];&quot;&quot;)" office:value-type="float" office:value="10" calcext:value-type="float">
            <text:p>10</text:p>
          </table:table-cell>
          <table:table-cell table:style-name="ce11" table:formula="of:=IF(AND([.T$1]&gt;=[.$H5];[.T$1]&lt;=[.$G5]);[.T$1];&quot;&quot;)" office:value-type="float" office:value="11" calcext:value-type="float">
            <text:p>11</text:p>
          </table:table-cell>
          <table:table-cell table:style-name="ce11" table:formula="of:=IF(AND([.U$1]&gt;=[.$H5];[.U$1]&lt;=[.$G5]);[.U$1];&quot;&quot;)">
            <text:p/>
          </table:table-cell>
          <table:table-cell table:style-name="ce11" table:formula="of:=IF(AND([.V$1]&gt;=[.$H5];[.V$1]&lt;=[.$G5]);[.V$1];&quot;&quot;)">
            <text:p/>
          </table:table-cell>
          <table:table-cell table:style-name="ce11" table:formula="of:=IF(AND([.W$1]&gt;=[.$H5];[.W$1]&lt;=[.$G5]);[.W$1];&quot;&quot;)">
            <text:p/>
          </table:table-cell>
          <table:table-cell table:style-name="ce11" table:formula="of:=IF(AND([.X$1]&gt;=[.$H5];[.X$1]&lt;=[.$G5]);[.X$1];&quot;&quot;)">
            <text:p/>
          </table:table-cell>
          <table:table-cell table:style-name="ce11" table:formula="of:=IF(AND([.Y$1]&gt;=[.$H5];[.Y$1]&lt;=[.$G5]);[.Y$1];&quot;&quot;)">
            <text:p/>
          </table:table-cell>
          <table:table-cell table:style-name="ce13" table:formula="of:=IF(AND([.Z$1]&gt;=[.$H5];[.Z$1]&lt;=[.$G5]);[.Z$1];&quot;&quot;)">
            <text:p/>
          </table:table-cell>
          <table:table-cell table:style-name="ce16" table:formula="of:=IF(AND([.AA$1]&gt;=[.$H5];[.AA$1]&lt;=[.$G5]);[.AA$1];&quot;&quot;)">
            <text:p/>
          </table:table-cell>
          <table:table-cell table:style-name="ce19" table:formula="of:=IF(AND([.AB$1]&gt;=[.$H5];[.AB$1]&lt;=[.$G5]);[.AB$1];&quot;&quot;)">
            <text:p/>
          </table:table-cell>
          <table:table-cell table:style-name="ce19" table:formula="of:=IF(AND([.AC$1]&gt;=[.$H5];[.AC$1]&lt;=[.$G5]);[.AC$1];&quot;&quot;)">
            <text:p/>
          </table:table-cell>
          <table:table-cell table:style-name="ce19" table:formula="of:=IF(AND([.AD$1]&gt;=[.$H5];[.AD$1]&lt;=[.$G5]);[.AD$1];&quot;&quot;)">
            <text:p/>
          </table:table-cell>
          <table:table-cell table:style-name="ce19" table:formula="of:=IF(AND([.AE$1]&gt;=[.$H5];[.AE$1]&lt;=[.$G5]);[.AE$1];&quot;&quot;)">
            <text:p/>
          </table:table-cell>
          <table:table-cell table:style-name="ce19" table:formula="of:=IF(AND([.AF$1]&gt;=[.$H5];[.AF$1]&lt;=[.$G5]);[.AF$1];&quot;&quot;)">
            <text:p/>
          </table:table-cell>
          <table:table-cell table:style-name="ce19" table:formula="of:=IF(AND([.AG$1]&gt;=[.$H5];[.AG$1]&lt;=[.$G5]);[.AG$1];&quot;&quot;)">
            <text:p/>
          </table:table-cell>
          <table:table-cell table:style-name="ce19" table:formula="of:=IF(AND([.AH$1]&gt;=[.$H5];[.AH$1]&lt;=[.$G5]);[.AH$1];&quot;&quot;)">
            <text:p/>
          </table:table-cell>
          <table:table-cell table:style-name="ce19" table:formula="of:=IF(AND([.AI$1]&gt;=[.$H5];[.AI$1]&lt;=[.$G5]);[.AI$1];&quot;&quot;)">
            <text:p/>
          </table:table-cell>
          <table:table-cell table:style-name="ce19" table:formula="of:=IF(AND([.AJ$1]&gt;=[.$H5];[.AJ$1]&lt;=[.$G5]);[.AJ$1];&quot;&quot;)">
            <text:p/>
          </table:table-cell>
          <table:table-cell table:style-name="ce19" table:formula="of:=IF(AND([.AK$1]&gt;=[.$H5];[.AK$1]&lt;=[.$G5]);[.AK$1];&quot;&quot;)">
            <text:p/>
          </table:table-cell>
          <table:table-cell table:style-name="ce19" table:formula="of:=IF(AND([.AL$1]&gt;=[.$H5];[.AL$1]&lt;=[.$G5]);[.AL$1];&quot;&quot;)">
            <text:p/>
          </table:table-cell>
          <table:table-cell table:style-name="ce19" table:formula="of:=IF(AND([.AM$1]&gt;=[.$H5];[.AM$1]&lt;=[.$G5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VLOOKUP([.C6];[.$A:.$G];7;0)" office:value-type="float" office:value="10" calcext:value-type="float">
            <text:p>10</text:p>
          </table:table-cell>
          <table:table-cell table:style-name="ce4" table:formula="of:=VLOOKUP([.D6];[.$A:.$G];7;0)" office:value-type="float" office:value="0" calcext:value-type="float">
            <text:p>0</text:p>
          </table:table-cell>
          <table:table-cell table:style-name="ce5" table:formula="of:=MAX([.E6:.F6])+[.B6]+[.I6]" office:value-type="float" office:value="13" calcext:value-type="float">
            <text:p>13</text:p>
          </table:table-cell>
          <table:table-cell table:style-name="ce6" table:formula="of:=[.G6]-[.B6]+1" office:value-type="float" office:value="11" calcext:value-type="float">
            <text:p>11</text:p>
          </table:table-cell>
          <table:table-cell table:style-name="ce7"/>
          <table:table-cell table:style-name="ce9" table:formula="of:=IF(AND([.J$1]&gt;=[.$H6];[.J$1]&lt;=[.$G6]);[.J$1];&quot;&quot;)">
            <text:p/>
          </table:table-cell>
          <table:table-cell table:style-name="ce9" table:formula="of:=IF(AND([.K$1]&gt;=[.$H6];[.K$1]&lt;=[.$G6]);[.K$1];&quot;&quot;)">
            <text:p/>
          </table:table-cell>
          <table:table-cell table:style-name="ce9" table:formula="of:=IF(AND([.L$1]&gt;=[.$H6];[.L$1]&lt;=[.$G6]);[.L$1];&quot;&quot;)">
            <text:p/>
          </table:table-cell>
          <table:table-cell table:style-name="ce9" table:formula="of:=IF(AND([.M$1]&gt;=[.$H6];[.M$1]&lt;=[.$G6]);[.M$1];&quot;&quot;)">
            <text:p/>
          </table:table-cell>
          <table:table-cell table:style-name="ce11" table:formula="of:=IF(AND([.N$1]&gt;=[.$H6];[.N$1]&lt;=[.$G6]);[.N$1];&quot;&quot;)">
            <text:p/>
          </table:table-cell>
          <table:table-cell table:style-name="ce11" table:formula="of:=IF(AND([.O$1]&gt;=[.$H6];[.O$1]&lt;=[.$G6]);[.O$1];&quot;&quot;)">
            <text:p/>
          </table:table-cell>
          <table:table-cell table:style-name="ce11" table:formula="of:=IF(AND([.P$1]&gt;=[.$H6];[.P$1]&lt;=[.$G6]);[.P$1];&quot;&quot;)">
            <text:p/>
          </table:table-cell>
          <table:table-cell table:style-name="ce11" table:formula="of:=IF(AND([.Q$1]&gt;=[.$H6];[.Q$1]&lt;=[.$G6]);[.Q$1];&quot;&quot;)">
            <text:p/>
          </table:table-cell>
          <table:table-cell table:style-name="ce11" table:formula="of:=IF(AND([.R$1]&gt;=[.$H6];[.R$1]&lt;=[.$G6]);[.R$1];&quot;&quot;)">
            <text:p/>
          </table:table-cell>
          <table:table-cell table:style-name="ce11" table:formula="of:=IF(AND([.S$1]&gt;=[.$H6];[.S$1]&lt;=[.$G6]);[.S$1];&quot;&quot;)">
            <text:p/>
          </table:table-cell>
          <table:table-cell table:style-name="ce11" table:formula="of:=IF(AND([.T$1]&gt;=[.$H6];[.T$1]&lt;=[.$G6]);[.T$1];&quot;&quot;)" office:value-type="float" office:value="11" calcext:value-type="float">
            <text:p>11</text:p>
          </table:table-cell>
          <table:table-cell table:style-name="ce11" table:formula="of:=IF(AND([.U$1]&gt;=[.$H6];[.U$1]&lt;=[.$G6]);[.U$1];&quot;&quot;)" office:value-type="float" office:value="12" calcext:value-type="float">
            <text:p>12</text:p>
          </table:table-cell>
          <table:table-cell table:style-name="ce11" table:formula="of:=IF(AND([.V$1]&gt;=[.$H6];[.V$1]&lt;=[.$G6]);[.V$1];&quot;&quot;)" office:value-type="float" office:value="13" calcext:value-type="float">
            <text:p>13</text:p>
          </table:table-cell>
          <table:table-cell table:style-name="ce11" table:formula="of:=IF(AND([.W$1]&gt;=[.$H6];[.W$1]&lt;=[.$G6]);[.W$1];&quot;&quot;)">
            <text:p/>
          </table:table-cell>
          <table:table-cell table:style-name="ce11" table:formula="of:=IF(AND([.X$1]&gt;=[.$H6];[.X$1]&lt;=[.$G6]);[.X$1];&quot;&quot;)">
            <text:p/>
          </table:table-cell>
          <table:table-cell table:style-name="ce11" table:formula="of:=IF(AND([.Y$1]&gt;=[.$H6];[.Y$1]&lt;=[.$G6]);[.Y$1];&quot;&quot;)">
            <text:p/>
          </table:table-cell>
          <table:table-cell table:style-name="ce13" table:formula="of:=IF(AND([.Z$1]&gt;=[.$H6];[.Z$1]&lt;=[.$G6]);[.Z$1];&quot;&quot;)">
            <text:p/>
          </table:table-cell>
          <table:table-cell table:style-name="ce16" table:formula="of:=IF(AND([.AA$1]&gt;=[.$H6];[.AA$1]&lt;=[.$G6]);[.AA$1];&quot;&quot;)">
            <text:p/>
          </table:table-cell>
          <table:table-cell table:style-name="ce19" table:formula="of:=IF(AND([.AB$1]&gt;=[.$H6];[.AB$1]&lt;=[.$G6]);[.AB$1];&quot;&quot;)">
            <text:p/>
          </table:table-cell>
          <table:table-cell table:style-name="ce19" table:formula="of:=IF(AND([.AC$1]&gt;=[.$H6];[.AC$1]&lt;=[.$G6]);[.AC$1];&quot;&quot;)">
            <text:p/>
          </table:table-cell>
          <table:table-cell table:style-name="ce19" table:formula="of:=IF(AND([.AD$1]&gt;=[.$H6];[.AD$1]&lt;=[.$G6]);[.AD$1];&quot;&quot;)">
            <text:p/>
          </table:table-cell>
          <table:table-cell table:style-name="ce19" table:formula="of:=IF(AND([.AE$1]&gt;=[.$H6];[.AE$1]&lt;=[.$G6]);[.AE$1];&quot;&quot;)">
            <text:p/>
          </table:table-cell>
          <table:table-cell table:style-name="ce19" table:formula="of:=IF(AND([.AF$1]&gt;=[.$H6];[.AF$1]&lt;=[.$G6]);[.AF$1];&quot;&quot;)">
            <text:p/>
          </table:table-cell>
          <table:table-cell table:style-name="ce19" table:formula="of:=IF(AND([.AG$1]&gt;=[.$H6];[.AG$1]&lt;=[.$G6]);[.AG$1];&quot;&quot;)">
            <text:p/>
          </table:table-cell>
          <table:table-cell table:style-name="ce19" table:formula="of:=IF(AND([.AH$1]&gt;=[.$H6];[.AH$1]&lt;=[.$G6]);[.AH$1];&quot;&quot;)">
            <text:p/>
          </table:table-cell>
          <table:table-cell table:style-name="ce19" table:formula="of:=IF(AND([.AI$1]&gt;=[.$H6];[.AI$1]&lt;=[.$G6]);[.AI$1];&quot;&quot;)">
            <text:p/>
          </table:table-cell>
          <table:table-cell table:style-name="ce19" table:formula="of:=IF(AND([.AJ$1]&gt;=[.$H6];[.AJ$1]&lt;=[.$G6]);[.AJ$1];&quot;&quot;)">
            <text:p/>
          </table:table-cell>
          <table:table-cell table:style-name="ce19" table:formula="of:=IF(AND([.AK$1]&gt;=[.$H6];[.AK$1]&lt;=[.$G6]);[.AK$1];&quot;&quot;)">
            <text:p/>
          </table:table-cell>
          <table:table-cell table:style-name="ce19" table:formula="of:=IF(AND([.AL$1]&gt;=[.$H6];[.AL$1]&lt;=[.$G6]);[.AL$1];&quot;&quot;)">
            <text:p/>
          </table:table-cell>
          <table:table-cell table:style-name="ce19" table:formula="of:=IF(AND([.AM$1]&gt;=[.$H6];[.AM$1]&lt;=[.$G6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VLOOKUP([.C7];[.$A:.$G];7;0)" office:value-type="float" office:value="10" calcext:value-type="float">
            <text:p>10</text:p>
          </table:table-cell>
          <table:table-cell table:style-name="ce4" table:formula="of:=VLOOKUP([.D7];[.$A:.$G];7;0)" office:value-type="float" office:value="0" calcext:value-type="float">
            <text:p>0</text:p>
          </table:table-cell>
          <table:table-cell table:style-name="ce5" table:formula="of:=MAX([.E7:.F7])+[.B7]+[.I7]" office:value-type="float" office:value="14" calcext:value-type="float">
            <text:p>14</text:p>
          </table:table-cell>
          <table:table-cell table:style-name="ce6" table:formula="of:=[.G7]-[.B7]+1" office:value-type="float" office:value="11" calcext:value-type="float">
            <text:p>11</text:p>
          </table:table-cell>
          <table:table-cell table:style-name="ce7"/>
          <table:table-cell table:style-name="ce9" table:formula="of:=IF(AND([.J$1]&gt;=[.$H7];[.J$1]&lt;=[.$G7]);[.J$1];&quot;&quot;)">
            <text:p/>
          </table:table-cell>
          <table:table-cell table:style-name="ce9" table:formula="of:=IF(AND([.K$1]&gt;=[.$H7];[.K$1]&lt;=[.$G7]);[.K$1];&quot;&quot;)">
            <text:p/>
          </table:table-cell>
          <table:table-cell table:style-name="ce9" table:formula="of:=IF(AND([.L$1]&gt;=[.$H7];[.L$1]&lt;=[.$G7]);[.L$1];&quot;&quot;)">
            <text:p/>
          </table:table-cell>
          <table:table-cell table:style-name="ce9" table:formula="of:=IF(AND([.M$1]&gt;=[.$H7];[.M$1]&lt;=[.$G7]);[.M$1];&quot;&quot;)">
            <text:p/>
          </table:table-cell>
          <table:table-cell table:style-name="ce11" table:formula="of:=IF(AND([.N$1]&gt;=[.$H7];[.N$1]&lt;=[.$G7]);[.N$1];&quot;&quot;)">
            <text:p/>
          </table:table-cell>
          <table:table-cell table:style-name="ce11" table:formula="of:=IF(AND([.O$1]&gt;=[.$H7];[.O$1]&lt;=[.$G7]);[.O$1];&quot;&quot;)">
            <text:p/>
          </table:table-cell>
          <table:table-cell table:style-name="ce11" table:formula="of:=IF(AND([.P$1]&gt;=[.$H7];[.P$1]&lt;=[.$G7]);[.P$1];&quot;&quot;)">
            <text:p/>
          </table:table-cell>
          <table:table-cell table:style-name="ce11" table:formula="of:=IF(AND([.Q$1]&gt;=[.$H7];[.Q$1]&lt;=[.$G7]);[.Q$1];&quot;&quot;)">
            <text:p/>
          </table:table-cell>
          <table:table-cell table:style-name="ce11" table:formula="of:=IF(AND([.R$1]&gt;=[.$H7];[.R$1]&lt;=[.$G7]);[.R$1];&quot;&quot;)">
            <text:p/>
          </table:table-cell>
          <table:table-cell table:style-name="ce11" table:formula="of:=IF(AND([.S$1]&gt;=[.$H7];[.S$1]&lt;=[.$G7]);[.S$1];&quot;&quot;)">
            <text:p/>
          </table:table-cell>
          <table:table-cell table:style-name="ce11" table:formula="of:=IF(AND([.T$1]&gt;=[.$H7];[.T$1]&lt;=[.$G7]);[.T$1];&quot;&quot;)" office:value-type="float" office:value="11" calcext:value-type="float">
            <text:p>11</text:p>
          </table:table-cell>
          <table:table-cell table:style-name="ce11" table:formula="of:=IF(AND([.U$1]&gt;=[.$H7];[.U$1]&lt;=[.$G7]);[.U$1];&quot;&quot;)" office:value-type="float" office:value="12" calcext:value-type="float">
            <text:p>12</text:p>
          </table:table-cell>
          <table:table-cell table:style-name="ce11" table:formula="of:=IF(AND([.V$1]&gt;=[.$H7];[.V$1]&lt;=[.$G7]);[.V$1];&quot;&quot;)" office:value-type="float" office:value="13" calcext:value-type="float">
            <text:p>13</text:p>
          </table:table-cell>
          <table:table-cell table:style-name="ce11" table:formula="of:=IF(AND([.W$1]&gt;=[.$H7];[.W$1]&lt;=[.$G7]);[.W$1];&quot;&quot;)" office:value-type="float" office:value="14" calcext:value-type="float">
            <text:p>14</text:p>
          </table:table-cell>
          <table:table-cell table:style-name="ce11" table:formula="of:=IF(AND([.X$1]&gt;=[.$H7];[.X$1]&lt;=[.$G7]);[.X$1];&quot;&quot;)">
            <text:p/>
          </table:table-cell>
          <table:table-cell table:style-name="ce11" table:formula="of:=IF(AND([.Y$1]&gt;=[.$H7];[.Y$1]&lt;=[.$G7]);[.Y$1];&quot;&quot;)">
            <text:p/>
          </table:table-cell>
          <table:table-cell table:style-name="ce13" table:formula="of:=IF(AND([.Z$1]&gt;=[.$H7];[.Z$1]&lt;=[.$G7]);[.Z$1];&quot;&quot;)">
            <text:p/>
          </table:table-cell>
          <table:table-cell table:style-name="ce16" table:formula="of:=IF(AND([.AA$1]&gt;=[.$H7];[.AA$1]&lt;=[.$G7]);[.AA$1];&quot;&quot;)">
            <text:p/>
          </table:table-cell>
          <table:table-cell table:style-name="ce19" table:formula="of:=IF(AND([.AB$1]&gt;=[.$H7];[.AB$1]&lt;=[.$G7]);[.AB$1];&quot;&quot;)">
            <text:p/>
          </table:table-cell>
          <table:table-cell table:style-name="ce19" table:formula="of:=IF(AND([.AC$1]&gt;=[.$H7];[.AC$1]&lt;=[.$G7]);[.AC$1];&quot;&quot;)">
            <text:p/>
          </table:table-cell>
          <table:table-cell table:style-name="ce19" table:formula="of:=IF(AND([.AD$1]&gt;=[.$H7];[.AD$1]&lt;=[.$G7]);[.AD$1];&quot;&quot;)">
            <text:p/>
          </table:table-cell>
          <table:table-cell table:style-name="ce19" table:formula="of:=IF(AND([.AE$1]&gt;=[.$H7];[.AE$1]&lt;=[.$G7]);[.AE$1];&quot;&quot;)">
            <text:p/>
          </table:table-cell>
          <table:table-cell table:style-name="ce19" table:formula="of:=IF(AND([.AF$1]&gt;=[.$H7];[.AF$1]&lt;=[.$G7]);[.AF$1];&quot;&quot;)">
            <text:p/>
          </table:table-cell>
          <table:table-cell table:style-name="ce19" table:formula="of:=IF(AND([.AG$1]&gt;=[.$H7];[.AG$1]&lt;=[.$G7]);[.AG$1];&quot;&quot;)">
            <text:p/>
          </table:table-cell>
          <table:table-cell table:style-name="ce19" table:formula="of:=IF(AND([.AH$1]&gt;=[.$H7];[.AH$1]&lt;=[.$G7]);[.AH$1];&quot;&quot;)">
            <text:p/>
          </table:table-cell>
          <table:table-cell table:style-name="ce19" table:formula="of:=IF(AND([.AI$1]&gt;=[.$H7];[.AI$1]&lt;=[.$G7]);[.AI$1];&quot;&quot;)">
            <text:p/>
          </table:table-cell>
          <table:table-cell table:style-name="ce19" table:formula="of:=IF(AND([.AJ$1]&gt;=[.$H7];[.AJ$1]&lt;=[.$G7]);[.AJ$1];&quot;&quot;)">
            <text:p/>
          </table:table-cell>
          <table:table-cell table:style-name="ce19" table:formula="of:=IF(AND([.AK$1]&gt;=[.$H7];[.AK$1]&lt;=[.$G7]);[.AK$1];&quot;&quot;)">
            <text:p/>
          </table:table-cell>
          <table:table-cell table:style-name="ce19" table:formula="of:=IF(AND([.AL$1]&gt;=[.$H7];[.AL$1]&lt;=[.$G7]);[.AL$1];&quot;&quot;)">
            <text:p/>
          </table:table-cell>
          <table:table-cell table:style-name="ce19" table:formula="of:=IF(AND([.AM$1]&gt;=[.$H7];[.AM$1]&lt;=[.$G7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VLOOKUP([.C8];[.$A:.$G];7;0)" office:value-type="float" office:value="11" calcext:value-type="float">
            <text:p>11</text:p>
          </table:table-cell>
          <table:table-cell table:style-name="ce4" table:formula="of:=VLOOKUP([.D8];[.$A:.$G];7;0)" office:value-type="float" office:value="0" calcext:value-type="float">
            <text:p>0</text:p>
          </table:table-cell>
          <table:table-cell table:style-name="ce5" table:formula="of:=MAX([.E8:.F8])+[.B8]+[.I8]" office:value-type="float" office:value="16" calcext:value-type="float">
            <text:p>16</text:p>
          </table:table-cell>
          <table:table-cell table:style-name="ce6" table:formula="of:=[.G8]-[.B8]+1" office:value-type="float" office:value="12" calcext:value-type="float">
            <text:p>12</text:p>
          </table:table-cell>
          <table:table-cell table:style-name="ce7"/>
          <table:table-cell table:style-name="ce9" table:formula="of:=IF(AND([.J$1]&gt;=[.$H8];[.J$1]&lt;=[.$G8]);[.J$1];&quot;&quot;)">
            <text:p/>
          </table:table-cell>
          <table:table-cell table:style-name="ce9" table:formula="of:=IF(AND([.K$1]&gt;=[.$H8];[.K$1]&lt;=[.$G8]);[.K$1];&quot;&quot;)">
            <text:p/>
          </table:table-cell>
          <table:table-cell table:style-name="ce9" table:formula="of:=IF(AND([.L$1]&gt;=[.$H8];[.L$1]&lt;=[.$G8]);[.L$1];&quot;&quot;)">
            <text:p/>
          </table:table-cell>
          <table:table-cell table:style-name="ce9" table:formula="of:=IF(AND([.M$1]&gt;=[.$H8];[.M$1]&lt;=[.$G8]);[.M$1];&quot;&quot;)">
            <text:p/>
          </table:table-cell>
          <table:table-cell table:style-name="ce11" table:formula="of:=IF(AND([.N$1]&gt;=[.$H8];[.N$1]&lt;=[.$G8]);[.N$1];&quot;&quot;)">
            <text:p/>
          </table:table-cell>
          <table:table-cell table:style-name="ce11" table:formula="of:=IF(AND([.O$1]&gt;=[.$H8];[.O$1]&lt;=[.$G8]);[.O$1];&quot;&quot;)">
            <text:p/>
          </table:table-cell>
          <table:table-cell table:style-name="ce11" table:formula="of:=IF(AND([.P$1]&gt;=[.$H8];[.P$1]&lt;=[.$G8]);[.P$1];&quot;&quot;)">
            <text:p/>
          </table:table-cell>
          <table:table-cell table:style-name="ce11" table:formula="of:=IF(AND([.Q$1]&gt;=[.$H8];[.Q$1]&lt;=[.$G8]);[.Q$1];&quot;&quot;)">
            <text:p/>
          </table:table-cell>
          <table:table-cell table:style-name="ce11" table:formula="of:=IF(AND([.R$1]&gt;=[.$H8];[.R$1]&lt;=[.$G8]);[.R$1];&quot;&quot;)">
            <text:p/>
          </table:table-cell>
          <table:table-cell table:style-name="ce11" table:formula="of:=IF(AND([.S$1]&gt;=[.$H8];[.S$1]&lt;=[.$G8]);[.S$1];&quot;&quot;)">
            <text:p/>
          </table:table-cell>
          <table:table-cell table:style-name="ce11" table:formula="of:=IF(AND([.T$1]&gt;=[.$H8];[.T$1]&lt;=[.$G8]);[.T$1];&quot;&quot;)">
            <text:p/>
          </table:table-cell>
          <table:table-cell table:style-name="ce11" table:formula="of:=IF(AND([.U$1]&gt;=[.$H8];[.U$1]&lt;=[.$G8]);[.U$1];&quot;&quot;)" office:value-type="float" office:value="12" calcext:value-type="float">
            <text:p>12</text:p>
          </table:table-cell>
          <table:table-cell table:style-name="ce11" table:formula="of:=IF(AND([.V$1]&gt;=[.$H8];[.V$1]&lt;=[.$G8]);[.V$1];&quot;&quot;)" office:value-type="float" office:value="13" calcext:value-type="float">
            <text:p>13</text:p>
          </table:table-cell>
          <table:table-cell table:style-name="ce11" table:formula="of:=IF(AND([.W$1]&gt;=[.$H8];[.W$1]&lt;=[.$G8]);[.W$1];&quot;&quot;)" office:value-type="float" office:value="14" calcext:value-type="float">
            <text:p>14</text:p>
          </table:table-cell>
          <table:table-cell table:style-name="ce11" table:formula="of:=IF(AND([.X$1]&gt;=[.$H8];[.X$1]&lt;=[.$G8]);[.X$1];&quot;&quot;)" office:value-type="float" office:value="15" calcext:value-type="float">
            <text:p>15</text:p>
          </table:table-cell>
          <table:table-cell table:style-name="ce11" table:formula="of:=IF(AND([.Y$1]&gt;=[.$H8];[.Y$1]&lt;=[.$G8]);[.Y$1];&quot;&quot;)" office:value-type="float" office:value="16" calcext:value-type="float">
            <text:p>16</text:p>
          </table:table-cell>
          <table:table-cell table:style-name="ce13" table:formula="of:=IF(AND([.Z$1]&gt;=[.$H8];[.Z$1]&lt;=[.$G8]);[.Z$1];&quot;&quot;)">
            <text:p/>
          </table:table-cell>
          <table:table-cell table:style-name="ce16" table:formula="of:=IF(AND([.AA$1]&gt;=[.$H8];[.AA$1]&lt;=[.$G8]);[.AA$1];&quot;&quot;)">
            <text:p/>
          </table:table-cell>
          <table:table-cell table:style-name="ce19" table:formula="of:=IF(AND([.AB$1]&gt;=[.$H8];[.AB$1]&lt;=[.$G8]);[.AB$1];&quot;&quot;)">
            <text:p/>
          </table:table-cell>
          <table:table-cell table:style-name="ce19" table:formula="of:=IF(AND([.AC$1]&gt;=[.$H8];[.AC$1]&lt;=[.$G8]);[.AC$1];&quot;&quot;)">
            <text:p/>
          </table:table-cell>
          <table:table-cell table:style-name="ce19" table:formula="of:=IF(AND([.AD$1]&gt;=[.$H8];[.AD$1]&lt;=[.$G8]);[.AD$1];&quot;&quot;)">
            <text:p/>
          </table:table-cell>
          <table:table-cell table:style-name="ce19" table:formula="of:=IF(AND([.AE$1]&gt;=[.$H8];[.AE$1]&lt;=[.$G8]);[.AE$1];&quot;&quot;)">
            <text:p/>
          </table:table-cell>
          <table:table-cell table:style-name="ce19" table:formula="of:=IF(AND([.AF$1]&gt;=[.$H8];[.AF$1]&lt;=[.$G8]);[.AF$1];&quot;&quot;)">
            <text:p/>
          </table:table-cell>
          <table:table-cell table:style-name="ce19" table:formula="of:=IF(AND([.AG$1]&gt;=[.$H8];[.AG$1]&lt;=[.$G8]);[.AG$1];&quot;&quot;)">
            <text:p/>
          </table:table-cell>
          <table:table-cell table:style-name="ce19" table:formula="of:=IF(AND([.AH$1]&gt;=[.$H8];[.AH$1]&lt;=[.$G8]);[.AH$1];&quot;&quot;)">
            <text:p/>
          </table:table-cell>
          <table:table-cell table:style-name="ce19" table:formula="of:=IF(AND([.AI$1]&gt;=[.$H8];[.AI$1]&lt;=[.$G8]);[.AI$1];&quot;&quot;)">
            <text:p/>
          </table:table-cell>
          <table:table-cell table:style-name="ce19" table:formula="of:=IF(AND([.AJ$1]&gt;=[.$H8];[.AJ$1]&lt;=[.$G8]);[.AJ$1];&quot;&quot;)">
            <text:p/>
          </table:table-cell>
          <table:table-cell table:style-name="ce19" table:formula="of:=IF(AND([.AK$1]&gt;=[.$H8];[.AK$1]&lt;=[.$G8]);[.AK$1];&quot;&quot;)">
            <text:p/>
          </table:table-cell>
          <table:table-cell table:style-name="ce19" table:formula="of:=IF(AND([.AL$1]&gt;=[.$H8];[.AL$1]&lt;=[.$G8]);[.AL$1];&quot;&quot;)">
            <text:p/>
          </table:table-cell>
          <table:table-cell table:style-name="ce19" table:formula="of:=IF(AND([.AM$1]&gt;=[.$H8];[.AM$1]&lt;=[.$G8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9];[.$A:.$G];7;0)" office:value-type="float" office:value="14" calcext:value-type="float">
            <text:p>14</text:p>
          </table:table-cell>
          <table:table-cell table:style-name="ce4" table:formula="of:=VLOOKUP([.D9];[.$A:.$G];7;0)" office:value-type="float" office:value="16" calcext:value-type="float">
            <text:p>16</text:p>
          </table:table-cell>
          <table:table-cell table:style-name="ce5" table:formula="of:=MAX([.E9:.F9])+[.B9]+[.I9]" office:value-type="float" office:value="19" calcext:value-type="float">
            <text:p>19</text:p>
          </table:table-cell>
          <table:table-cell table:style-name="ce6" table:formula="of:=[.G9]-[.B9]+1" office:value-type="float" office:value="17" calcext:value-type="float">
            <text:p>17</text:p>
          </table:table-cell>
          <table:table-cell table:style-name="ce7"/>
          <table:table-cell table:style-name="ce9" table:formula="of:=IF(AND([.J$1]&gt;=[.$H9];[.J$1]&lt;=[.$G9]);[.J$1];&quot;&quot;)">
            <text:p/>
          </table:table-cell>
          <table:table-cell table:style-name="ce9" table:formula="of:=IF(AND([.K$1]&gt;=[.$H9];[.K$1]&lt;=[.$G9]);[.K$1];&quot;&quot;)">
            <text:p/>
          </table:table-cell>
          <table:table-cell table:style-name="ce9" table:formula="of:=IF(AND([.L$1]&gt;=[.$H9];[.L$1]&lt;=[.$G9]);[.L$1];&quot;&quot;)">
            <text:p/>
          </table:table-cell>
          <table:table-cell table:style-name="ce9" table:formula="of:=IF(AND([.M$1]&gt;=[.$H9];[.M$1]&lt;=[.$G9]);[.M$1];&quot;&quot;)">
            <text:p/>
          </table:table-cell>
          <table:table-cell table:style-name="ce11" table:formula="of:=IF(AND([.N$1]&gt;=[.$H9];[.N$1]&lt;=[.$G9]);[.N$1];&quot;&quot;)">
            <text:p/>
          </table:table-cell>
          <table:table-cell table:style-name="ce11" table:formula="of:=IF(AND([.O$1]&gt;=[.$H9];[.O$1]&lt;=[.$G9]);[.O$1];&quot;&quot;)">
            <text:p/>
          </table:table-cell>
          <table:table-cell table:style-name="ce11" table:formula="of:=IF(AND([.P$1]&gt;=[.$H9];[.P$1]&lt;=[.$G9]);[.P$1];&quot;&quot;)">
            <text:p/>
          </table:table-cell>
          <table:table-cell table:style-name="ce11" table:formula="of:=IF(AND([.Q$1]&gt;=[.$H9];[.Q$1]&lt;=[.$G9]);[.Q$1];&quot;&quot;)">
            <text:p/>
          </table:table-cell>
          <table:table-cell table:style-name="ce11" table:formula="of:=IF(AND([.R$1]&gt;=[.$H9];[.R$1]&lt;=[.$G9]);[.R$1];&quot;&quot;)">
            <text:p/>
          </table:table-cell>
          <table:table-cell table:style-name="ce11" table:formula="of:=IF(AND([.S$1]&gt;=[.$H9];[.S$1]&lt;=[.$G9]);[.S$1];&quot;&quot;)">
            <text:p/>
          </table:table-cell>
          <table:table-cell table:style-name="ce11" table:formula="of:=IF(AND([.T$1]&gt;=[.$H9];[.T$1]&lt;=[.$G9]);[.T$1];&quot;&quot;)">
            <text:p/>
          </table:table-cell>
          <table:table-cell table:style-name="ce11" table:formula="of:=IF(AND([.U$1]&gt;=[.$H9];[.U$1]&lt;=[.$G9]);[.U$1];&quot;&quot;)">
            <text:p/>
          </table:table-cell>
          <table:table-cell table:style-name="ce11" table:formula="of:=IF(AND([.V$1]&gt;=[.$H9];[.V$1]&lt;=[.$G9]);[.V$1];&quot;&quot;)">
            <text:p/>
          </table:table-cell>
          <table:table-cell table:style-name="ce11" table:formula="of:=IF(AND([.W$1]&gt;=[.$H9];[.W$1]&lt;=[.$G9]);[.W$1];&quot;&quot;)">
            <text:p/>
          </table:table-cell>
          <table:table-cell table:style-name="ce11" table:formula="of:=IF(AND([.X$1]&gt;=[.$H9];[.X$1]&lt;=[.$G9]);[.X$1];&quot;&quot;)">
            <text:p/>
          </table:table-cell>
          <table:table-cell table:style-name="ce11" table:formula="of:=IF(AND([.Y$1]&gt;=[.$H9];[.Y$1]&lt;=[.$G9]);[.Y$1];&quot;&quot;)">
            <text:p/>
          </table:table-cell>
          <table:table-cell table:style-name="ce14" table:formula="of:=IF(AND([.Z$1]&gt;=[.$H9];[.Z$1]&lt;=[.$G9]);[.Z$1];&quot;&quot;)" office:value-type="float" office:value="17" calcext:value-type="float">
            <text:p>17</text:p>
          </table:table-cell>
          <table:table-cell table:style-name="ce16" table:formula="of:=IF(AND([.AA$1]&gt;=[.$H9];[.AA$1]&lt;=[.$G9]);[.AA$1];&quot;&quot;)" office:value-type="float" office:value="18" calcext:value-type="float">
            <text:p>18</text:p>
          </table:table-cell>
          <table:table-cell table:style-name="ce19" table:formula="of:=IF(AND([.AB$1]&gt;=[.$H9];[.AB$1]&lt;=[.$G9]);[.AB$1];&quot;&quot;)" office:value-type="float" office:value="19" calcext:value-type="float">
            <text:p>19</text:p>
          </table:table-cell>
          <table:table-cell table:style-name="ce19" table:formula="of:=IF(AND([.AC$1]&gt;=[.$H9];[.AC$1]&lt;=[.$G9]);[.AC$1];&quot;&quot;)">
            <text:p/>
          </table:table-cell>
          <table:table-cell table:style-name="ce19" table:formula="of:=IF(AND([.AD$1]&gt;=[.$H9];[.AD$1]&lt;=[.$G9]);[.AD$1];&quot;&quot;)">
            <text:p/>
          </table:table-cell>
          <table:table-cell table:style-name="ce19" table:formula="of:=IF(AND([.AE$1]&gt;=[.$H9];[.AE$1]&lt;=[.$G9]);[.AE$1];&quot;&quot;)">
            <text:p/>
          </table:table-cell>
          <table:table-cell table:style-name="ce19" table:formula="of:=IF(AND([.AF$1]&gt;=[.$H9];[.AF$1]&lt;=[.$G9]);[.AF$1];&quot;&quot;)">
            <text:p/>
          </table:table-cell>
          <table:table-cell table:style-name="ce19" table:formula="of:=IF(AND([.AG$1]&gt;=[.$H9];[.AG$1]&lt;=[.$G9]);[.AG$1];&quot;&quot;)">
            <text:p/>
          </table:table-cell>
          <table:table-cell table:style-name="ce19" table:formula="of:=IF(AND([.AH$1]&gt;=[.$H9];[.AH$1]&lt;=[.$G9]);[.AH$1];&quot;&quot;)">
            <text:p/>
          </table:table-cell>
          <table:table-cell table:style-name="ce19" table:formula="of:=IF(AND([.AI$1]&gt;=[.$H9];[.AI$1]&lt;=[.$G9]);[.AI$1];&quot;&quot;)">
            <text:p/>
          </table:table-cell>
          <table:table-cell table:style-name="ce19" table:formula="of:=IF(AND([.AJ$1]&gt;=[.$H9];[.AJ$1]&lt;=[.$G9]);[.AJ$1];&quot;&quot;)">
            <text:p/>
          </table:table-cell>
          <table:table-cell table:style-name="ce19" table:formula="of:=IF(AND([.AK$1]&gt;=[.$H9];[.AK$1]&lt;=[.$G9]);[.AK$1];&quot;&quot;)">
            <text:p/>
          </table:table-cell>
          <table:table-cell table:style-name="ce19" table:formula="of:=IF(AND([.AL$1]&gt;=[.$H9];[.AL$1]&lt;=[.$G9]);[.AL$1];&quot;&quot;)">
            <text:p/>
          </table:table-cell>
          <table:table-cell table:style-name="ce19" table:formula="of:=IF(AND([.AM$1]&gt;=[.$H9];[.AM$1]&lt;=[.$G9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VLOOKUP([.C10];[.$A:.$G];7;0)" office:value-type="float" office:value="13" calcext:value-type="float">
            <text:p>13</text:p>
          </table:table-cell>
          <table:table-cell table:style-name="ce4" table:formula="of:=VLOOKUP([.D10];[.$A:.$G];7;0)" office:value-type="float" office:value="0" calcext:value-type="float">
            <text:p>0</text:p>
          </table:table-cell>
          <table:table-cell table:style-name="ce5" table:formula="of:=MAX([.E10:.F10])+[.B10]+[.I10]" office:value-type="float" office:value="18" calcext:value-type="float">
            <text:p>18</text:p>
          </table:table-cell>
          <table:table-cell table:style-name="ce6" table:formula="of:=[.G10]-[.B10]+1" office:value-type="float" office:value="14" calcext:value-type="float">
            <text:p>14</text:p>
          </table:table-cell>
          <table:table-cell table:style-name="ce7"/>
          <table:table-cell table:style-name="ce9" table:formula="of:=IF(AND([.J$1]&gt;=[.$H10];[.J$1]&lt;=[.$G10]);[.J$1];&quot;&quot;)">
            <text:p/>
          </table:table-cell>
          <table:table-cell table:style-name="ce9" table:formula="of:=IF(AND([.K$1]&gt;=[.$H10];[.K$1]&lt;=[.$G10]);[.K$1];&quot;&quot;)">
            <text:p/>
          </table:table-cell>
          <table:table-cell table:style-name="ce9" table:formula="of:=IF(AND([.L$1]&gt;=[.$H10];[.L$1]&lt;=[.$G10]);[.L$1];&quot;&quot;)">
            <text:p/>
          </table:table-cell>
          <table:table-cell table:style-name="ce9" table:formula="of:=IF(AND([.M$1]&gt;=[.$H10];[.M$1]&lt;=[.$G10]);[.M$1];&quot;&quot;)">
            <text:p/>
          </table:table-cell>
          <table:table-cell table:style-name="ce11" table:formula="of:=IF(AND([.N$1]&gt;=[.$H10];[.N$1]&lt;=[.$G10]);[.N$1];&quot;&quot;)">
            <text:p/>
          </table:table-cell>
          <table:table-cell table:style-name="ce11" table:formula="of:=IF(AND([.O$1]&gt;=[.$H10];[.O$1]&lt;=[.$G10]);[.O$1];&quot;&quot;)">
            <text:p/>
          </table:table-cell>
          <table:table-cell table:style-name="ce11" table:formula="of:=IF(AND([.P$1]&gt;=[.$H10];[.P$1]&lt;=[.$G10]);[.P$1];&quot;&quot;)">
            <text:p/>
          </table:table-cell>
          <table:table-cell table:style-name="ce11" table:formula="of:=IF(AND([.Q$1]&gt;=[.$H10];[.Q$1]&lt;=[.$G10]);[.Q$1];&quot;&quot;)">
            <text:p/>
          </table:table-cell>
          <table:table-cell table:style-name="ce11" table:formula="of:=IF(AND([.R$1]&gt;=[.$H10];[.R$1]&lt;=[.$G10]);[.R$1];&quot;&quot;)">
            <text:p/>
          </table:table-cell>
          <table:table-cell table:style-name="ce11" table:formula="of:=IF(AND([.S$1]&gt;=[.$H10];[.S$1]&lt;=[.$G10]);[.S$1];&quot;&quot;)">
            <text:p/>
          </table:table-cell>
          <table:table-cell table:style-name="ce11" table:formula="of:=IF(AND([.T$1]&gt;=[.$H10];[.T$1]&lt;=[.$G10]);[.T$1];&quot;&quot;)">
            <text:p/>
          </table:table-cell>
          <table:table-cell table:style-name="ce11" table:formula="of:=IF(AND([.U$1]&gt;=[.$H10];[.U$1]&lt;=[.$G10]);[.U$1];&quot;&quot;)">
            <text:p/>
          </table:table-cell>
          <table:table-cell table:style-name="ce11" table:formula="of:=IF(AND([.V$1]&gt;=[.$H10];[.V$1]&lt;=[.$G10]);[.V$1];&quot;&quot;)">
            <text:p/>
          </table:table-cell>
          <table:table-cell table:style-name="ce11" table:formula="of:=IF(AND([.W$1]&gt;=[.$H10];[.W$1]&lt;=[.$G10]);[.W$1];&quot;&quot;)" office:value-type="float" office:value="14" calcext:value-type="float">
            <text:p>14</text:p>
          </table:table-cell>
          <table:table-cell table:style-name="ce11" table:formula="of:=IF(AND([.X$1]&gt;=[.$H10];[.X$1]&lt;=[.$G10]);[.X$1];&quot;&quot;)" office:value-type="float" office:value="15" calcext:value-type="float">
            <text:p>15</text:p>
          </table:table-cell>
          <table:table-cell table:style-name="ce11" table:formula="of:=IF(AND([.Y$1]&gt;=[.$H10];[.Y$1]&lt;=[.$G10]);[.Y$1];&quot;&quot;)" office:value-type="float" office:value="16" calcext:value-type="float">
            <text:p>16</text:p>
          </table:table-cell>
          <table:table-cell table:style-name="ce14" table:formula="of:=IF(AND([.Z$1]&gt;=[.$H10];[.Z$1]&lt;=[.$G10]);[.Z$1];&quot;&quot;)" office:value-type="float" office:value="17" calcext:value-type="float">
            <text:p>17</text:p>
          </table:table-cell>
          <table:table-cell table:style-name="ce16" table:formula="of:=IF(AND([.AA$1]&gt;=[.$H10];[.AA$1]&lt;=[.$G10]);[.AA$1];&quot;&quot;)" office:value-type="float" office:value="18" calcext:value-type="float">
            <text:p>18</text:p>
          </table:table-cell>
          <table:table-cell table:style-name="ce19" table:formula="of:=IF(AND([.AB$1]&gt;=[.$H10];[.AB$1]&lt;=[.$G10]);[.AB$1];&quot;&quot;)">
            <text:p/>
          </table:table-cell>
          <table:table-cell table:style-name="ce19" table:formula="of:=IF(AND([.AC$1]&gt;=[.$H10];[.AC$1]&lt;=[.$G10]);[.AC$1];&quot;&quot;)">
            <text:p/>
          </table:table-cell>
          <table:table-cell table:style-name="ce19" table:formula="of:=IF(AND([.AD$1]&gt;=[.$H10];[.AD$1]&lt;=[.$G10]);[.AD$1];&quot;&quot;)">
            <text:p/>
          </table:table-cell>
          <table:table-cell table:style-name="ce19" table:formula="of:=IF(AND([.AE$1]&gt;=[.$H10];[.AE$1]&lt;=[.$G10]);[.AE$1];&quot;&quot;)">
            <text:p/>
          </table:table-cell>
          <table:table-cell table:style-name="ce19" table:formula="of:=IF(AND([.AF$1]&gt;=[.$H10];[.AF$1]&lt;=[.$G10]);[.AF$1];&quot;&quot;)">
            <text:p/>
          </table:table-cell>
          <table:table-cell table:style-name="ce19" table:formula="of:=IF(AND([.AG$1]&gt;=[.$H10];[.AG$1]&lt;=[.$G10]);[.AG$1];&quot;&quot;)">
            <text:p/>
          </table:table-cell>
          <table:table-cell table:style-name="ce19" table:formula="of:=IF(AND([.AH$1]&gt;=[.$H10];[.AH$1]&lt;=[.$G10]);[.AH$1];&quot;&quot;)">
            <text:p/>
          </table:table-cell>
          <table:table-cell table:style-name="ce19" table:formula="of:=IF(AND([.AI$1]&gt;=[.$H10];[.AI$1]&lt;=[.$G10]);[.AI$1];&quot;&quot;)">
            <text:p/>
          </table:table-cell>
          <table:table-cell table:style-name="ce19" table:formula="of:=IF(AND([.AJ$1]&gt;=[.$H10];[.AJ$1]&lt;=[.$G10]);[.AJ$1];&quot;&quot;)">
            <text:p/>
          </table:table-cell>
          <table:table-cell table:style-name="ce19" table:formula="of:=IF(AND([.AK$1]&gt;=[.$H10];[.AK$1]&lt;=[.$G10]);[.AK$1];&quot;&quot;)">
            <text:p/>
          </table:table-cell>
          <table:table-cell table:style-name="ce19" table:formula="of:=IF(AND([.AL$1]&gt;=[.$H10];[.AL$1]&lt;=[.$G10]);[.AL$1];&quot;&quot;)">
            <text:p/>
          </table:table-cell>
          <table:table-cell table:style-name="ce19" table:formula="of:=IF(AND([.AM$1]&gt;=[.$H10];[.AM$1]&lt;=[.$G10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1];[.$A:.$G];7;0)" office:value-type="float" office:value="13" calcext:value-type="float">
            <text:p>13</text:p>
          </table:table-cell>
          <table:table-cell table:style-name="ce4" table:formula="of:=VLOOKUP([.D11];[.$A:.$G];7;0)" office:value-type="float" office:value="14" calcext:value-type="float">
            <text:p>14</text:p>
          </table:table-cell>
          <table:table-cell table:style-name="ce5" table:formula="of:=MAX([.E11:.F11])+[.B11]+[.I11]" office:value-type="float" office:value="18" calcext:value-type="float">
            <text:p>18</text:p>
          </table:table-cell>
          <table:table-cell table:style-name="ce6" table:formula="of:=[.G11]-[.B11]+1" office:value-type="float" office:value="15" calcext:value-type="float">
            <text:p>15</text:p>
          </table:table-cell>
          <table:table-cell table:style-name="ce7"/>
          <table:table-cell table:style-name="ce9" table:formula="of:=IF(AND([.J$1]&gt;=[.$H11];[.J$1]&lt;=[.$G11]);[.J$1];&quot;&quot;)">
            <text:p/>
          </table:table-cell>
          <table:table-cell table:style-name="ce9" table:formula="of:=IF(AND([.K$1]&gt;=[.$H11];[.K$1]&lt;=[.$G11]);[.K$1];&quot;&quot;)">
            <text:p/>
          </table:table-cell>
          <table:table-cell table:style-name="ce9" table:formula="of:=IF(AND([.L$1]&gt;=[.$H11];[.L$1]&lt;=[.$G11]);[.L$1];&quot;&quot;)">
            <text:p/>
          </table:table-cell>
          <table:table-cell table:style-name="ce9" table:formula="of:=IF(AND([.M$1]&gt;=[.$H11];[.M$1]&lt;=[.$G11]);[.M$1];&quot;&quot;)">
            <text:p/>
          </table:table-cell>
          <table:table-cell table:style-name="ce11" table:formula="of:=IF(AND([.N$1]&gt;=[.$H11];[.N$1]&lt;=[.$G11]);[.N$1];&quot;&quot;)">
            <text:p/>
          </table:table-cell>
          <table:table-cell table:style-name="ce11" table:formula="of:=IF(AND([.O$1]&gt;=[.$H11];[.O$1]&lt;=[.$G11]);[.O$1];&quot;&quot;)">
            <text:p/>
          </table:table-cell>
          <table:table-cell table:style-name="ce11" table:formula="of:=IF(AND([.P$1]&gt;=[.$H11];[.P$1]&lt;=[.$G11]);[.P$1];&quot;&quot;)">
            <text:p/>
          </table:table-cell>
          <table:table-cell table:style-name="ce11" table:formula="of:=IF(AND([.Q$1]&gt;=[.$H11];[.Q$1]&lt;=[.$G11]);[.Q$1];&quot;&quot;)">
            <text:p/>
          </table:table-cell>
          <table:table-cell table:style-name="ce11" table:formula="of:=IF(AND([.R$1]&gt;=[.$H11];[.R$1]&lt;=[.$G11]);[.R$1];&quot;&quot;)">
            <text:p/>
          </table:table-cell>
          <table:table-cell table:style-name="ce11" table:formula="of:=IF(AND([.S$1]&gt;=[.$H11];[.S$1]&lt;=[.$G11]);[.S$1];&quot;&quot;)">
            <text:p/>
          </table:table-cell>
          <table:table-cell table:style-name="ce11" table:formula="of:=IF(AND([.T$1]&gt;=[.$H11];[.T$1]&lt;=[.$G11]);[.T$1];&quot;&quot;)">
            <text:p/>
          </table:table-cell>
          <table:table-cell table:style-name="ce11" table:formula="of:=IF(AND([.U$1]&gt;=[.$H11];[.U$1]&lt;=[.$G11]);[.U$1];&quot;&quot;)">
            <text:p/>
          </table:table-cell>
          <table:table-cell table:style-name="ce11" table:formula="of:=IF(AND([.V$1]&gt;=[.$H11];[.V$1]&lt;=[.$G11]);[.V$1];&quot;&quot;)">
            <text:p/>
          </table:table-cell>
          <table:table-cell table:style-name="ce11" table:formula="of:=IF(AND([.W$1]&gt;=[.$H11];[.W$1]&lt;=[.$G11]);[.W$1];&quot;&quot;)">
            <text:p/>
          </table:table-cell>
          <table:table-cell table:style-name="ce11" table:formula="of:=IF(AND([.X$1]&gt;=[.$H11];[.X$1]&lt;=[.$G11]);[.X$1];&quot;&quot;)" office:value-type="float" office:value="15" calcext:value-type="float">
            <text:p>15</text:p>
          </table:table-cell>
          <table:table-cell table:style-name="ce11" table:formula="of:=IF(AND([.Y$1]&gt;=[.$H11];[.Y$1]&lt;=[.$G11]);[.Y$1];&quot;&quot;)" office:value-type="float" office:value="16" calcext:value-type="float">
            <text:p>16</text:p>
          </table:table-cell>
          <table:table-cell table:style-name="ce14" table:formula="of:=IF(AND([.Z$1]&gt;=[.$H11];[.Z$1]&lt;=[.$G11]);[.Z$1];&quot;&quot;)" office:value-type="float" office:value="17" calcext:value-type="float">
            <text:p>17</text:p>
          </table:table-cell>
          <table:table-cell table:style-name="ce16" table:formula="of:=IF(AND([.AA$1]&gt;=[.$H11];[.AA$1]&lt;=[.$G11]);[.AA$1];&quot;&quot;)" office:value-type="float" office:value="18" calcext:value-type="float">
            <text:p>18</text:p>
          </table:table-cell>
          <table:table-cell table:style-name="ce19" table:formula="of:=IF(AND([.AB$1]&gt;=[.$H11];[.AB$1]&lt;=[.$G11]);[.AB$1];&quot;&quot;)">
            <text:p/>
          </table:table-cell>
          <table:table-cell table:style-name="ce19" table:formula="of:=IF(AND([.AC$1]&gt;=[.$H11];[.AC$1]&lt;=[.$G11]);[.AC$1];&quot;&quot;)">
            <text:p/>
          </table:table-cell>
          <table:table-cell table:style-name="ce19" table:formula="of:=IF(AND([.AD$1]&gt;=[.$H11];[.AD$1]&lt;=[.$G11]);[.AD$1];&quot;&quot;)">
            <text:p/>
          </table:table-cell>
          <table:table-cell table:style-name="ce19" table:formula="of:=IF(AND([.AE$1]&gt;=[.$H11];[.AE$1]&lt;=[.$G11]);[.AE$1];&quot;&quot;)">
            <text:p/>
          </table:table-cell>
          <table:table-cell table:style-name="ce19" table:formula="of:=IF(AND([.AF$1]&gt;=[.$H11];[.AF$1]&lt;=[.$G11]);[.AF$1];&quot;&quot;)">
            <text:p/>
          </table:table-cell>
          <table:table-cell table:style-name="ce19" table:formula="of:=IF(AND([.AG$1]&gt;=[.$H11];[.AG$1]&lt;=[.$G11]);[.AG$1];&quot;&quot;)">
            <text:p/>
          </table:table-cell>
          <table:table-cell table:style-name="ce19" table:formula="of:=IF(AND([.AH$1]&gt;=[.$H11];[.AH$1]&lt;=[.$G11]);[.AH$1];&quot;&quot;)">
            <text:p/>
          </table:table-cell>
          <table:table-cell table:style-name="ce19" table:formula="of:=IF(AND([.AI$1]&gt;=[.$H11];[.AI$1]&lt;=[.$G11]);[.AI$1];&quot;&quot;)">
            <text:p/>
          </table:table-cell>
          <table:table-cell table:style-name="ce19" table:formula="of:=IF(AND([.AJ$1]&gt;=[.$H11];[.AJ$1]&lt;=[.$G11]);[.AJ$1];&quot;&quot;)">
            <text:p/>
          </table:table-cell>
          <table:table-cell table:style-name="ce19" table:formula="of:=IF(AND([.AK$1]&gt;=[.$H11];[.AK$1]&lt;=[.$G11]);[.AK$1];&quot;&quot;)">
            <text:p/>
          </table:table-cell>
          <table:table-cell table:style-name="ce19" table:formula="of:=IF(AND([.AL$1]&gt;=[.$H11];[.AL$1]&lt;=[.$G11]);[.AL$1];&quot;&quot;)">
            <text:p/>
          </table:table-cell>
          <table:table-cell table:style-name="ce19" table:formula="of:=IF(AND([.AM$1]&gt;=[.$H11];[.AM$1]&lt;=[.$G11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VLOOKUP([.C12];[.$A:.$G];7;0)" office:value-type="float" office:value="18" calcext:value-type="float">
            <text:p>18</text:p>
          </table:table-cell>
          <table:table-cell table:style-name="ce4" table:formula="of:=VLOOKUP([.D12];[.$A:.$G];7;0)" office:value-type="float" office:value="0" calcext:value-type="float">
            <text:p>0</text:p>
          </table:table-cell>
          <table:table-cell table:style-name="ce5" table:formula="of:=MAX([.E12:.F12])+[.B12]+[.I12]" office:value-type="float" office:value="20" calcext:value-type="float">
            <text:p>20</text:p>
          </table:table-cell>
          <table:table-cell table:style-name="ce6" table:formula="of:=[.G12]-[.B12]+1" office:value-type="float" office:value="19" calcext:value-type="float">
            <text:p>19</text:p>
          </table:table-cell>
          <table:table-cell table:style-name="ce7"/>
          <table:table-cell table:style-name="ce9" table:formula="of:=IF(AND([.J$1]&gt;=[.$H12];[.J$1]&lt;=[.$G12]);[.J$1];&quot;&quot;)">
            <text:p/>
          </table:table-cell>
          <table:table-cell table:style-name="ce9" table:formula="of:=IF(AND([.K$1]&gt;=[.$H12];[.K$1]&lt;=[.$G12]);[.K$1];&quot;&quot;)">
            <text:p/>
          </table:table-cell>
          <table:table-cell table:style-name="ce9" table:formula="of:=IF(AND([.L$1]&gt;=[.$H12];[.L$1]&lt;=[.$G12]);[.L$1];&quot;&quot;)">
            <text:p/>
          </table:table-cell>
          <table:table-cell table:style-name="ce9" table:formula="of:=IF(AND([.M$1]&gt;=[.$H12];[.M$1]&lt;=[.$G12]);[.M$1];&quot;&quot;)">
            <text:p/>
          </table:table-cell>
          <table:table-cell table:style-name="ce11" table:formula="of:=IF(AND([.N$1]&gt;=[.$H12];[.N$1]&lt;=[.$G12]);[.N$1];&quot;&quot;)">
            <text:p/>
          </table:table-cell>
          <table:table-cell table:style-name="ce11" table:formula="of:=IF(AND([.O$1]&gt;=[.$H12];[.O$1]&lt;=[.$G12]);[.O$1];&quot;&quot;)">
            <text:p/>
          </table:table-cell>
          <table:table-cell table:style-name="ce11" table:formula="of:=IF(AND([.P$1]&gt;=[.$H12];[.P$1]&lt;=[.$G12]);[.P$1];&quot;&quot;)">
            <text:p/>
          </table:table-cell>
          <table:table-cell table:style-name="ce11" table:formula="of:=IF(AND([.Q$1]&gt;=[.$H12];[.Q$1]&lt;=[.$G12]);[.Q$1];&quot;&quot;)">
            <text:p/>
          </table:table-cell>
          <table:table-cell table:style-name="ce11" table:formula="of:=IF(AND([.R$1]&gt;=[.$H12];[.R$1]&lt;=[.$G12]);[.R$1];&quot;&quot;)">
            <text:p/>
          </table:table-cell>
          <table:table-cell table:style-name="ce11" table:formula="of:=IF(AND([.S$1]&gt;=[.$H12];[.S$1]&lt;=[.$G12]);[.S$1];&quot;&quot;)">
            <text:p/>
          </table:table-cell>
          <table:table-cell table:style-name="ce11" table:formula="of:=IF(AND([.T$1]&gt;=[.$H12];[.T$1]&lt;=[.$G12]);[.T$1];&quot;&quot;)">
            <text:p/>
          </table:table-cell>
          <table:table-cell table:style-name="ce11" table:formula="of:=IF(AND([.U$1]&gt;=[.$H12];[.U$1]&lt;=[.$G12]);[.U$1];&quot;&quot;)">
            <text:p/>
          </table:table-cell>
          <table:table-cell table:style-name="ce11" table:formula="of:=IF(AND([.V$1]&gt;=[.$H12];[.V$1]&lt;=[.$G12]);[.V$1];&quot;&quot;)">
            <text:p/>
          </table:table-cell>
          <table:table-cell table:style-name="ce11" table:formula="of:=IF(AND([.W$1]&gt;=[.$H12];[.W$1]&lt;=[.$G12]);[.W$1];&quot;&quot;)">
            <text:p/>
          </table:table-cell>
          <table:table-cell table:style-name="ce11" table:formula="of:=IF(AND([.X$1]&gt;=[.$H12];[.X$1]&lt;=[.$G12]);[.X$1];&quot;&quot;)">
            <text:p/>
          </table:table-cell>
          <table:table-cell table:style-name="ce11" table:formula="of:=IF(AND([.Y$1]&gt;=[.$H12];[.Y$1]&lt;=[.$G12]);[.Y$1];&quot;&quot;)">
            <text:p/>
          </table:table-cell>
          <table:table-cell table:style-name="ce13" table:formula="of:=IF(AND([.Z$1]&gt;=[.$H12];[.Z$1]&lt;=[.$G12]);[.Z$1];&quot;&quot;)">
            <text:p/>
          </table:table-cell>
          <table:table-cell table:style-name="ce16" table:formula="of:=IF(AND([.AA$1]&gt;=[.$H12];[.AA$1]&lt;=[.$G12]);[.AA$1];&quot;&quot;)">
            <text:p/>
          </table:table-cell>
          <table:table-cell table:style-name="ce19" table:formula="of:=IF(AND([.AB$1]&gt;=[.$H12];[.AB$1]&lt;=[.$G12]);[.AB$1];&quot;&quot;)" office:value-type="float" office:value="19" calcext:value-type="float">
            <text:p>19</text:p>
          </table:table-cell>
          <table:table-cell table:style-name="ce19" table:formula="of:=IF(AND([.AC$1]&gt;=[.$H12];[.AC$1]&lt;=[.$G12]);[.AC$1];&quot;&quot;)" office:value-type="float" office:value="20" calcext:value-type="float">
            <text:p>20</text:p>
          </table:table-cell>
          <table:table-cell table:style-name="ce19" table:formula="of:=IF(AND([.AD$1]&gt;=[.$H12];[.AD$1]&lt;=[.$G12]);[.AD$1];&quot;&quot;)">
            <text:p/>
          </table:table-cell>
          <table:table-cell table:style-name="ce19" table:formula="of:=IF(AND([.AE$1]&gt;=[.$H12];[.AE$1]&lt;=[.$G12]);[.AE$1];&quot;&quot;)">
            <text:p/>
          </table:table-cell>
          <table:table-cell table:style-name="ce19" table:formula="of:=IF(AND([.AF$1]&gt;=[.$H12];[.AF$1]&lt;=[.$G12]);[.AF$1];&quot;&quot;)">
            <text:p/>
          </table:table-cell>
          <table:table-cell table:style-name="ce19" table:formula="of:=IF(AND([.AG$1]&gt;=[.$H12];[.AG$1]&lt;=[.$G12]);[.AG$1];&quot;&quot;)">
            <text:p/>
          </table:table-cell>
          <table:table-cell table:style-name="ce19" table:formula="of:=IF(AND([.AH$1]&gt;=[.$H12];[.AH$1]&lt;=[.$G12]);[.AH$1];&quot;&quot;)">
            <text:p/>
          </table:table-cell>
          <table:table-cell table:style-name="ce19" table:formula="of:=IF(AND([.AI$1]&gt;=[.$H12];[.AI$1]&lt;=[.$G12]);[.AI$1];&quot;&quot;)">
            <text:p/>
          </table:table-cell>
          <table:table-cell table:style-name="ce19" table:formula="of:=IF(AND([.AJ$1]&gt;=[.$H12];[.AJ$1]&lt;=[.$G12]);[.AJ$1];&quot;&quot;)">
            <text:p/>
          </table:table-cell>
          <table:table-cell table:style-name="ce19" table:formula="of:=IF(AND([.AK$1]&gt;=[.$H12];[.AK$1]&lt;=[.$G12]);[.AK$1];&quot;&quot;)">
            <text:p/>
          </table:table-cell>
          <table:table-cell table:style-name="ce19" table:formula="of:=IF(AND([.AL$1]&gt;=[.$H12];[.AL$1]&lt;=[.$G12]);[.AL$1];&quot;&quot;)">
            <text:p/>
          </table:table-cell>
          <table:table-cell table:style-name="ce19" table:formula="of:=IF(AND([.AM$1]&gt;=[.$H12];[.AM$1]&lt;=[.$G12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VLOOKUP([.C13];[.$A:.$G];7;0)" office:value-type="float" office:value="16" calcext:value-type="float">
            <text:p>16</text:p>
          </table:table-cell>
          <table:table-cell table:style-name="ce4" table:formula="of:=VLOOKUP([.D13];[.$A:.$G];7;0)" office:value-type="float" office:value="0" calcext:value-type="float">
            <text:p>0</text:p>
          </table:table-cell>
          <table:table-cell table:style-name="ce5" table:formula="of:=MAX([.E13:.F13])+[.B13]+[.I13]" office:value-type="float" office:value="19" calcext:value-type="float">
            <text:p>19</text:p>
          </table:table-cell>
          <table:table-cell table:style-name="ce6" table:formula="of:=[.G13]-[.B13]+1" office:value-type="float" office:value="17" calcext:value-type="float">
            <text:p>17</text:p>
          </table:table-cell>
          <table:table-cell table:style-name="ce7"/>
          <table:table-cell table:style-name="ce9" table:formula="of:=IF(AND([.J$1]&gt;=[.$H13];[.J$1]&lt;=[.$G13]);[.J$1];&quot;&quot;)">
            <text:p/>
          </table:table-cell>
          <table:table-cell table:style-name="ce9" table:formula="of:=IF(AND([.K$1]&gt;=[.$H13];[.K$1]&lt;=[.$G13]);[.K$1];&quot;&quot;)">
            <text:p/>
          </table:table-cell>
          <table:table-cell table:style-name="ce9" table:formula="of:=IF(AND([.L$1]&gt;=[.$H13];[.L$1]&lt;=[.$G13]);[.L$1];&quot;&quot;)">
            <text:p/>
          </table:table-cell>
          <table:table-cell table:style-name="ce9" table:formula="of:=IF(AND([.M$1]&gt;=[.$H13];[.M$1]&lt;=[.$G13]);[.M$1];&quot;&quot;)">
            <text:p/>
          </table:table-cell>
          <table:table-cell table:style-name="ce11" table:formula="of:=IF(AND([.N$1]&gt;=[.$H13];[.N$1]&lt;=[.$G13]);[.N$1];&quot;&quot;)">
            <text:p/>
          </table:table-cell>
          <table:table-cell table:style-name="ce11" table:formula="of:=IF(AND([.O$1]&gt;=[.$H13];[.O$1]&lt;=[.$G13]);[.O$1];&quot;&quot;)">
            <text:p/>
          </table:table-cell>
          <table:table-cell table:style-name="ce11" table:formula="of:=IF(AND([.P$1]&gt;=[.$H13];[.P$1]&lt;=[.$G13]);[.P$1];&quot;&quot;)">
            <text:p/>
          </table:table-cell>
          <table:table-cell table:style-name="ce11" table:formula="of:=IF(AND([.Q$1]&gt;=[.$H13];[.Q$1]&lt;=[.$G13]);[.Q$1];&quot;&quot;)">
            <text:p/>
          </table:table-cell>
          <table:table-cell table:style-name="ce11" table:formula="of:=IF(AND([.R$1]&gt;=[.$H13];[.R$1]&lt;=[.$G13]);[.R$1];&quot;&quot;)">
            <text:p/>
          </table:table-cell>
          <table:table-cell table:style-name="ce11" table:formula="of:=IF(AND([.S$1]&gt;=[.$H13];[.S$1]&lt;=[.$G13]);[.S$1];&quot;&quot;)">
            <text:p/>
          </table:table-cell>
          <table:table-cell table:style-name="ce11" table:formula="of:=IF(AND([.T$1]&gt;=[.$H13];[.T$1]&lt;=[.$G13]);[.T$1];&quot;&quot;)">
            <text:p/>
          </table:table-cell>
          <table:table-cell table:style-name="ce11" table:formula="of:=IF(AND([.U$1]&gt;=[.$H13];[.U$1]&lt;=[.$G13]);[.U$1];&quot;&quot;)">
            <text:p/>
          </table:table-cell>
          <table:table-cell table:style-name="ce11" table:formula="of:=IF(AND([.V$1]&gt;=[.$H13];[.V$1]&lt;=[.$G13]);[.V$1];&quot;&quot;)">
            <text:p/>
          </table:table-cell>
          <table:table-cell table:style-name="ce11" table:formula="of:=IF(AND([.W$1]&gt;=[.$H13];[.W$1]&lt;=[.$G13]);[.W$1];&quot;&quot;)">
            <text:p/>
          </table:table-cell>
          <table:table-cell table:style-name="ce11" table:formula="of:=IF(AND([.X$1]&gt;=[.$H13];[.X$1]&lt;=[.$G13]);[.X$1];&quot;&quot;)">
            <text:p/>
          </table:table-cell>
          <table:table-cell table:style-name="ce11" table:formula="of:=IF(AND([.Y$1]&gt;=[.$H13];[.Y$1]&lt;=[.$G13]);[.Y$1];&quot;&quot;)">
            <text:p/>
          </table:table-cell>
          <table:table-cell table:style-name="ce14" table:formula="of:=IF(AND([.Z$1]&gt;=[.$H13];[.Z$1]&lt;=[.$G13]);[.Z$1];&quot;&quot;)" office:value-type="float" office:value="17" calcext:value-type="float">
            <text:p>17</text:p>
          </table:table-cell>
          <table:table-cell table:style-name="ce16" table:formula="of:=IF(AND([.AA$1]&gt;=[.$H13];[.AA$1]&lt;=[.$G13]);[.AA$1];&quot;&quot;)" office:value-type="float" office:value="18" calcext:value-type="float">
            <text:p>18</text:p>
          </table:table-cell>
          <table:table-cell table:style-name="ce19" table:formula="of:=IF(AND([.AB$1]&gt;=[.$H13];[.AB$1]&lt;=[.$G13]);[.AB$1];&quot;&quot;)" office:value-type="float" office:value="19" calcext:value-type="float">
            <text:p>19</text:p>
          </table:table-cell>
          <table:table-cell table:style-name="ce19" table:formula="of:=IF(AND([.AC$1]&gt;=[.$H13];[.AC$1]&lt;=[.$G13]);[.AC$1];&quot;&quot;)">
            <text:p/>
          </table:table-cell>
          <table:table-cell table:style-name="ce19" table:formula="of:=IF(AND([.AD$1]&gt;=[.$H13];[.AD$1]&lt;=[.$G13]);[.AD$1];&quot;&quot;)">
            <text:p/>
          </table:table-cell>
          <table:table-cell table:style-name="ce19" table:formula="of:=IF(AND([.AE$1]&gt;=[.$H13];[.AE$1]&lt;=[.$G13]);[.AE$1];&quot;&quot;)">
            <text:p/>
          </table:table-cell>
          <table:table-cell table:style-name="ce19" table:formula="of:=IF(AND([.AF$1]&gt;=[.$H13];[.AF$1]&lt;=[.$G13]);[.AF$1];&quot;&quot;)">
            <text:p/>
          </table:table-cell>
          <table:table-cell table:style-name="ce19" table:formula="of:=IF(AND([.AG$1]&gt;=[.$H13];[.AG$1]&lt;=[.$G13]);[.AG$1];&quot;&quot;)">
            <text:p/>
          </table:table-cell>
          <table:table-cell table:style-name="ce19" table:formula="of:=IF(AND([.AH$1]&gt;=[.$H13];[.AH$1]&lt;=[.$G13]);[.AH$1];&quot;&quot;)">
            <text:p/>
          </table:table-cell>
          <table:table-cell table:style-name="ce19" table:formula="of:=IF(AND([.AI$1]&gt;=[.$H13];[.AI$1]&lt;=[.$G13]);[.AI$1];&quot;&quot;)">
            <text:p/>
          </table:table-cell>
          <table:table-cell table:style-name="ce19" table:formula="of:=IF(AND([.AJ$1]&gt;=[.$H13];[.AJ$1]&lt;=[.$G13]);[.AJ$1];&quot;&quot;)">
            <text:p/>
          </table:table-cell>
          <table:table-cell table:style-name="ce19" table:formula="of:=IF(AND([.AK$1]&gt;=[.$H13];[.AK$1]&lt;=[.$G13]);[.AK$1];&quot;&quot;)">
            <text:p/>
          </table:table-cell>
          <table:table-cell table:style-name="ce19" table:formula="of:=IF(AND([.AL$1]&gt;=[.$H13];[.AL$1]&lt;=[.$G13]);[.AL$1];&quot;&quot;)">
            <text:p/>
          </table:table-cell>
          <table:table-cell table:style-name="ce19" table:formula="of:=IF(AND([.AM$1]&gt;=[.$H13];[.AM$1]&lt;=[.$G13]);[.AM$1];&quot;&quot;)">
            <text:p/>
          </table:table-cell>
          <table:table-cell table:style-name="Default" table:number-columns-repeated="16345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formula="of:=COUNT([.J2:.J13])" office:value-type="float" office:value="3" calcext:value-type="float">
            <text:p>3</text:p>
          </table:table-cell>
          <table:table-cell table:formula="of:=COUNT([.K2:.K13])" office:value-type="float" office:value="3" calcext:value-type="float">
            <text:p>3</text:p>
          </table:table-cell>
          <table:table-cell table:formula="of:=COUNT([.L2:.L13])" office:value-type="float" office:value="3" calcext:value-type="float">
            <text:p>3</text:p>
          </table:table-cell>
          <table:table-cell table:formula="of:=COUNT([.M2:.M13])" office:value-type="float" office:value="2" calcext:value-type="float">
            <text:p>2</text:p>
          </table:table-cell>
          <table:table-cell table:formula="of:=COUNT([.N2:.N13])" office:value-type="float" office:value="2" calcext:value-type="float">
            <text:p>2</text:p>
          </table:table-cell>
          <table:table-cell table:formula="of:=COUNT([.O2:.O13])" office:value-type="float" office:value="2" calcext:value-type="float">
            <text:p>2</text:p>
          </table:table-cell>
          <table:table-cell table:formula="of:=COUNT([.P2:.P13])" office:value-type="float" office:value="2" calcext:value-type="float">
            <text:p>2</text:p>
          </table:table-cell>
          <table:table-cell table:formula="of:=COUNT([.Q2:.Q13])" office:value-type="float" office:value="2" calcext:value-type="float">
            <text:p>2</text:p>
          </table:table-cell>
          <table:table-cell table:formula="of:=COUNT([.R2:.R13])" office:value-type="float" office:value="2" calcext:value-type="float">
            <text:p>2</text:p>
          </table:table-cell>
          <table:table-cell table:formula="of:=COUNT([.S2:.S13])" office:value-type="float" office:value="2" calcext:value-type="float">
            <text:p>2</text:p>
          </table:table-cell>
          <table:table-cell table:formula="of:=COUNT([.T2:.T13])" office:value-type="float" office:value="3" calcext:value-type="float">
            <text:p>3</text:p>
          </table:table-cell>
          <table:table-cell table:formula="of:=COUNT([.U2:.U13])" office:value-type="float" office:value="3" calcext:value-type="float">
            <text:p>3</text:p>
          </table:table-cell>
          <table:table-cell table:formula="of:=COUNT([.V2:.V13])" office:value-type="float" office:value="3" calcext:value-type="float">
            <text:p>3</text:p>
          </table:table-cell>
          <table:table-cell table:formula="of:=COUNT([.W2:.W13])" office:value-type="float" office:value="3" calcext:value-type="float">
            <text:p>3</text:p>
          </table:table-cell>
          <table:table-cell table:formula="of:=COUNT([.X2:.X13])" office:value-type="float" office:value="3" calcext:value-type="float">
            <text:p>3</text:p>
          </table:table-cell>
          <table:table-cell table:formula="of:=COUNT([.Y2:.Y13])" office:value-type="float" office:value="3" calcext:value-type="float">
            <text:p>3</text:p>
          </table:table-cell>
          <table:table-cell table:formula="of:=COUNT([.Z2:.Z13])" office:value-type="float" office:value="4" calcext:value-type="float">
            <text:p>4</text:p>
          </table:table-cell>
          <table:table-cell table:formula="of:=COUNT([.AA2:.AA13])" office:value-type="float" office:value="4" calcext:value-type="float">
            <text:p>4</text:p>
          </table:table-cell>
          <table:table-cell table:formula="of:=COUNT([.AB2:.AB13])" office:value-type="float" office:value="3" calcext:value-type="float">
            <text:p>3</text:p>
          </table:table-cell>
          <table:table-cell table:formula="of:=COUNT([.AC2:.AC13])" office:value-type="float" office:value="1" calcext:value-type="float">
            <text:p>1</text:p>
          </table:table-cell>
          <table:table-cell table:formula="of:=COUNT([.AD2:.AD13])" office:value-type="float" office:value="0" calcext:value-type="float">
            <text:p>0</text:p>
          </table:table-cell>
          <table:table-cell table:formula="of:=COUNT([.AE2:.AE13])" office:value-type="float" office:value="0" calcext:value-type="float">
            <text:p>0</text:p>
          </table:table-cell>
          <table:table-cell table:formula="of:=COUNT([.AF2:.AF13])" office:value-type="float" office:value="0" calcext:value-type="float">
            <text:p>0</text:p>
          </table:table-cell>
          <table:table-cell table:formula="of:=COUNT([.AG2:.AG13])" office:value-type="float" office:value="0" calcext:value-type="float">
            <text:p>0</text:p>
          </table:table-cell>
          <table:table-cell table:formula="of:=COUNT([.AH2:.AH13])" office:value-type="float" office:value="0" calcext:value-type="float">
            <text:p>0</text:p>
          </table:table-cell>
          <table:table-cell table:formula="of:=COUNT([.AI2:.AI13])" office:value-type="float" office:value="0" calcext:value-type="float">
            <text:p>0</text:p>
          </table:table-cell>
          <table:table-cell table:formula="of:=COUNT([.AJ2:.AJ13])" office:value-type="float" office:value="0" calcext:value-type="float">
            <text:p>0</text:p>
          </table:table-cell>
          <table:table-cell table:formula="of:=COUNT([.AK2:.AK13])" office:value-type="float" office:value="0" calcext:value-type="float">
            <text:p>0</text:p>
          </table:table-cell>
          <table:table-cell table:formula="of:=COUNT([.AL2:.AL13])" office:value-type="float" office:value="0" calcext:value-type="float">
            <text:p>0</text:p>
          </table:table-cell>
          <table:table-cell table:formula="of:=COUNT([.AM2:.AM13])" office:value-type="float" office:value="0" calcext:value-type="float">
            <text:p>0</text:p>
          </table:table-cell>
          <table:table-cell table:style-name="Default" table:number-columns-repeated="16345"/>
        </table:table-row>
        <table:table-row table:style-name="ro4" table:number-rows-repeated="3">
          <table:table-cell table:number-columns-repeated="39"/>
          <table:table-cell table:style-name="Default" table:number-columns-repeated="16345"/>
        </table:table-row>
        <table:table-row table:style-name="ro4">
          <table:table-cell table:number-columns-repeated="26"/>
          <table:table-cell table:style-name="ce17" office:value-type="float" office:value="20" calcext:value-type="float">
            <text:p>20</text:p>
          </table:table-cell>
          <table:table-cell table:number-columns-repeated="12"/>
          <table:table-cell table:style-name="Default" table:number-columns-repeated="16345"/>
        </table:table-row>
        <table:table-row table:style-name="ro4" table:number-rows-repeated="1048557">
          <table:table-cell table:number-columns-repeated="39"/>
          <table:table-cell table:style-name="Default" table:number-columns-repeated="16345"/>
        </table:table-row>
        <table:table-row table:style-name="ro4">
          <table:table-cell table:number-columns-repeated="39"/>
          <table:table-cell table:style-name="Default" table:number-columns-repeated="16345"/>
        </table:table-row>
        <calcext:conditional-formats>
          <calcext:conditional-format calcext:target-range-address="Лист1.J2:Лист1.AM13">
            <calcext:condition calcext:apply-style-name="Good" calcext:value="!=&quot;&quot;" calcext:base-cell-address="Лист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р.</number:text>
    </number:number-style>
    <number:number-style style:name="N114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р.</number:text>
    </number:number-style>
    <number:number-style style:name="N116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2" style:volatile="true">
      <number:text loext:blank-width-char="-"> </number:text>
      <number:fill-character> </number:fill-character>
      <number:text loext:blank-width-char="-4">- 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26T15:02:14.452553527</dc:date>
    <meta:editing-duration>PT1M42S</meta:editing-duration>
    <meta:editing-cycles>1</meta:editing-cycles>
    <meta:document-statistic meta:table-count="1" meta:cell-count="526" meta:object-count="0"/>
    <meta:generator>LibreOffice/25.8.1.1$Linux_X86_64 LibreOffice_project/6493efb0486b5ef4a09f10f25df428a1c89b13aa</meta:generator>
  </office:meta>
</office:document-meta>
</file>